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0cm" fo:line-height="115%" fo:margin-left="1.27cm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T1_8" style:family="text">
      <style:text-properties fo:font-weight="bold" style:font-weight-asian="bold" style:font-weight-complex="bold"/>
    </style:style>
    <style:style style:name="T1_9" style:family="text">
      <style:text-properties fo:font-weight="bold" style:font-weight-asian="bold" style:font-weight-complex="bold"/>
    </style:style>
    <style:style style:name="T1_10" style:family="text">
      <style:text-properties fo:font-weight="bold" style:font-weight-asian="bold" style:font-weight-complex="bold"/>
    </style:style>
    <style:style style:name="T1_11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text-indent="0cm" fo:line-height="115%" fo:margin-left="1.27cm" style:writing-mode="lr-tb"/>
    </style:style>
    <style:style style:name="T2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2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2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2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2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2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2_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2_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_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2_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_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_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_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_2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_26" style:family="text">
      <style:text-properties fo:font-style="italic" style:font-style-asian="italic" style:font-style-complex="italic" fo:font-weight="bold" style:font-weight-asian="bold" style:font-weight-complex="bold"/>
    </style:style>
    <style:style style:name="T2_27" style:family="text">
      <style:text-properties fo:font-style="italic" style:font-style-asian="italic" style:font-style-complex="italic" fo:font-weight="bold" style:font-weight-asian="bold" style:font-weight-complex="bold"/>
    </style:style>
    <style:style style:name="Table1" style:family="table">
      <style:table-properties table:align="left" style:width="19.431cm" fo:margin-left="-0.19cm"/>
    </style:style>
    <style:style style:name="Column1" style:family="table-column">
      <style:table-column-properties style:column-width="19.431cm"/>
    </style:style>
    <style:style style:name="Row1" style:family="table-row"/>
    <style:style style:name="Cell1" style:family="table-cell">
      <style:table-cell-properties fo:background-color="#548dd4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3" style:family="paragraph" style:parent-style-name="Standard">
      <style:paragraph-properties fo:text-align="center" fo:break-before="auto" fo:text-indent="0cm" fo:line-height="100%" fo:margin-top="0cm" fo:margin-bottom="0cm" fo:margin-left="1.27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ffffff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T3_2" style:family="text">
      <style:text-properties style:text-line-through-style="none" fo:font-style="normal" style:font-style-asian="normal" style:font-style-complex="normal" fo:color="#ffffff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T3_3" style:family="text">
      <style:text-properties style:text-line-through-style="none" fo:font-style="normal" style:font-style-asian="normal" style:font-style-complex="normal" fo:color="#ffffff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Row2" style:family="table-row"/>
    <style:style style:name="Cell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4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5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353cm" fo:margin-left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Row3" style:family="table-row"/>
    <style:style style:name="Cell3" style:family="table-cell">
      <style:table-cell-properties fo:background-color="#548dd4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4" style:family="table-row"/>
    <style:style style:name="Cell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1.27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bottom="0.353cm" fo:margin-left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4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4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4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4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4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4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4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5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5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5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5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5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5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5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5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5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5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6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6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6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6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6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6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6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6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6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6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7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7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7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7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7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7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7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7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7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7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8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8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8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8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_8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Row5" style:family="table-row"/>
    <style:style style:name="Cell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1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bottom="0.353cm" fo:margin-left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4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4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4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4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4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4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4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5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5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5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5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5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5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5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5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5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5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6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6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6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6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6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6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6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6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6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6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7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7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7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7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7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7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7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7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7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7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8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8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8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8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8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8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8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8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8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8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9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9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9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9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9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9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9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9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9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9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0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0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0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0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0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0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0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0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0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0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4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4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4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4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4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4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4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5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5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5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5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5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5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_15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Row6" style:family="table-row"/>
    <style:style style:name="Cell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3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bottom="0.353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4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4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4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4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4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4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4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5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5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5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5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5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5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5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5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5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5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6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6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6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6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6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6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6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6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6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6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7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7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7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7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7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7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7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7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7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7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8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8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8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8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8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8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8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8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8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8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9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9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9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9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9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9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9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9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9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9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0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0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0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0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0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0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0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0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0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0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_1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Row7" style:family="table-row"/>
    <style:style style:name="Cell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8" style:family="table-row"/>
    <style:style style:name="Cell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7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4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4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4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4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4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4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4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5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5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5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5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5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5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5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5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5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5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6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6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6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6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6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6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6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6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6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6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7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7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7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7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7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7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7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7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7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7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8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8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8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8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8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8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8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8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8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8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9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9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9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9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9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9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9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9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9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9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10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10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10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10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10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10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10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10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10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10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1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1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1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1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1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1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1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1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1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1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1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1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1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1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1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8_1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9" style:family="table-row"/>
    <style:style style:name="Cell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margin-left="1.905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4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4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4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4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4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4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4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5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5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5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5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5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5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5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5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5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5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6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6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6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6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6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6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6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6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6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6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7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7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7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7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7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7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7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7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7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7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8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8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8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8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8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8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8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8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8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8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9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9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9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9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9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9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9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9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9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9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10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10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10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10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10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10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10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10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10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10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1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1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1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1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1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1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1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1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1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1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1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1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1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1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2_1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10" style:family="table-row"/>
    <style:style style:name="Cell1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4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4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4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4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4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4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4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4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4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4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4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4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4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4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4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5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5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5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5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5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5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5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5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5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5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6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6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6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6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6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6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6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6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6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6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7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7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7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7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5_7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2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11" style:family="table-row"/>
    <style:style style:name="Cell1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9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9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9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9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9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9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9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9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9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9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9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9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9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9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3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4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4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4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4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4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4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4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5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5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5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5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5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5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5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5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5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5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6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6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6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6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6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6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1_6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12" style:family="table-row"/>
    <style:style style:name="Cell1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3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3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3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34" style:family="paragraph" style:parent-style-name="Standard">
      <style:paragraph-properties fo:text-align="left" fo:break-before="auto" fo:text-indent="0cm" fo:line-height="100%" fo:margin-top="0cm" fo:margin-left="1.27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4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4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4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4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4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4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4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5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5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5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5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5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5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5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5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5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5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6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6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6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6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6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6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6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6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6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6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7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7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7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7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7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7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7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7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1.27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13" style:family="table-row"/>
    <style:style style:name="Cell1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3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4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4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4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4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4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4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4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5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5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7_5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3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4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4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4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4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4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4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4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5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5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5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5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5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5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5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5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5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5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6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6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6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6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6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6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6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6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6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6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7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7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7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7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7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7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7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7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7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7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8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8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8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8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8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8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8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8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8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8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9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9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9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9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9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9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9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9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9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9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10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10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10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10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10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10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10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9_10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14" style:family="table-row"/>
    <style:style style:name="Cell1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4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4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4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4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4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4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4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4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5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5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5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5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5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5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5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5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5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5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6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6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6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6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6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6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6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6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6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6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7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7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7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7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7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15" style:family="table-row"/>
    <style:style style:name="Cell1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4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4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4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4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4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4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4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4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5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7_5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4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4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4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4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4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4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4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4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5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5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5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5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5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5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5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5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5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5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6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6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6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6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6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6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6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6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6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6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7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7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9_7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1.27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16" style:family="table-row"/>
    <style:style style:name="Cell1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5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1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1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1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1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1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1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1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1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1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1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1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1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1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1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1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1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1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1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1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1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1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1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1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1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1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1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1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left="1.27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4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4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4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4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4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4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4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5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5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5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5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5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5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5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5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5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5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6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6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6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6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6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6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6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6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6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6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7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7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7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7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7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7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7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3_7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2.54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17" style:family="table-row"/>
    <style:style style:name="Cell1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5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4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4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4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4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4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4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4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5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5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5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5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5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5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5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5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5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5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6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6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6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6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6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6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6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6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6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6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7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7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7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7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7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7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7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7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7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7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8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8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7_8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18" style:family="table-row"/>
    <style:style style:name="Cell1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5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4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4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4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4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4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4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4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5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5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5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5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5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5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5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5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5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5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1_6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19" style:family="table-row"/>
    <style:style style:name="Cell1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6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5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5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5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5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5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5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5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5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5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5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5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5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5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5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5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5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5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5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3.175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20" style:family="table-row"/>
    <style:style style:name="Cell2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6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7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7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7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7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7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7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7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7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7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7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7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7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7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7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7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7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7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7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7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7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7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7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7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6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9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9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9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9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9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9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9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9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9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9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9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9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9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9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9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9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9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9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9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9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9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9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9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9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9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9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9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9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9_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9_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9_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9_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1.27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21" style:family="table-row"/>
    <style:style style:name="Cell2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7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1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1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1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1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1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1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1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1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1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1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1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1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1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1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1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1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1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1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1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1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1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7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4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4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4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4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4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4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4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5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5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5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5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3_5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3.175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22" style:family="table-row"/>
    <style:style style:name="Cell2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7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5_5" style:family="text">
      <style:text-properties style:text-line-through-style="none" fo:font-style="italic" style:font-style-asian="italic" style:font-style-complex="italic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5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5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5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5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5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5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5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7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7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7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7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7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7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7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7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7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7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7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7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7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7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7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7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7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7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7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7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7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7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7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7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7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7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7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7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7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7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7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7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7_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7_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7_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7_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7_4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7_4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7_4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7_4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3.175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23" style:family="table-row"/>
    <style:style style:name="Cell2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7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8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0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0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0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0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0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0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0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0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0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0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4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4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4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4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4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4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4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5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5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5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5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5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5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5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5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5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5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6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6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6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6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6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6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6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6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6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6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7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7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7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7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7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7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7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7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7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7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8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8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8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8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8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8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8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8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8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8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9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9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9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9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9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9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9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9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9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9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10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10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10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10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10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10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1_10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24" style:family="table-row"/>
    <style:style style:name="Cell2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8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8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4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4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4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4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4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4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4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5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5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5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5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5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5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5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5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5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5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5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5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5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5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5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5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5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5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5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5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5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5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5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5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5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5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5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5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5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5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5_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5_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5_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5_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5_4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5_4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5_4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1.27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25" style:family="table-row"/>
    <style:style style:name="Cell2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8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8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8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8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8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8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8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8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8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8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8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8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8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8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8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8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8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8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8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8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8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8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88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4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4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4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4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4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4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4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5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5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5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5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5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5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5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5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5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5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6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6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6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6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6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6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6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6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6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6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9_7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1.27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26" style:family="table-row"/>
    <style:style style:name="Cell2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9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1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1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1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1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1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1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1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1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1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1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1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1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1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1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1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9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3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3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3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3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3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3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3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3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3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3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3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3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3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3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3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3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3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3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3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3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3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3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3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3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3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3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3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3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3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3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3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3_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3_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3_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3_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3_4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3_4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3_4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3_4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9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9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5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5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5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5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5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5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5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5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5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5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5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5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5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9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4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4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4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4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4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4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4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5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5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5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7_5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1.27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27" style:family="table-row"/>
    <style:style style:name="Cell2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9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4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4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4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4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4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4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4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5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5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5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5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5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5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5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5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5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5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6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6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6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6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6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6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6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6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6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6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7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7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7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7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7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7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7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7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7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7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8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8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9_8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10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10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4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4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4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4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4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4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4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5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5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5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5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5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5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5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5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5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5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6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6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6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6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6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6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6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6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6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6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7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7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7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7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7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7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7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7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7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7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8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8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8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8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8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8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8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8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8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8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9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9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9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9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9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9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9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9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9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9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0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0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0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0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0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0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0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0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0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0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1_14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10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10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4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4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4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4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4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4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4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5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5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5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5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5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5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5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5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5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5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6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6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6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6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6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6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6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6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6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6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7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7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7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7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7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7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7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7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7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7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8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8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8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8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8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8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8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8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8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8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9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9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9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9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9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9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9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9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9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9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0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0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0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0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0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0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0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0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0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0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4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4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4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4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4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4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4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5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3_15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10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10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4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4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4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4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4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4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4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5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5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5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5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5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5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5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5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5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5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6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6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6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6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6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6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6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6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6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6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7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7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7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7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7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7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7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7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7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7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8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8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8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8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8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8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8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8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8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8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9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9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9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9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9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9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9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9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9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9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0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0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0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0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0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0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0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0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0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0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5_1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10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Row28" style:family="table-row"/>
    <style:style style:name="Cell2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break-before="auto" fo:line-height="115%" style:writing-mode="lr-tb"/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111" style:family="paragraph" style:parent-style-name="Standard">
      <style:paragraph-properties fo:break-before="auto" fo:line-height="115%" style:writing-mode="lr-tb"/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112" style:family="paragraph" style:parent-style-name="Standard">
      <style:paragraph-properties fo:break-before="auto" fo:line-height="115%" style:writing-mode="lr-tb"/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</office:automatic-styles>
  <office:body>
    <office:text>
      <text:p text:style-name="P1"><text:span text:style-name="T1_1">Required</text:span><text:span text:style-name="T1_2"><text:s/></text:span><text:span text:style-name="T1_3">Guidelines</text:span><text:span text:style-name="T1_4"><text:s/>-<text:s/></text:span><text:span text:style-name="T1_5">Informational</text:span><text:span text:style-name="T1_6"><text:s/></text:span><text:span text:style-name="T1_7">Interview</text:span><text:span text:style-name="T1_8"><text:s/></text:span><text:span text:style-name="T1_9">Questions</text:span><text:span text:style-name="T1_10">/</text:span><text:span text:style-name="T1_11">Content</text:span></text:p>
      <text:p text:style-name="P2"><text:span text:style-name="T2_1">~</text:span><text:span text:style-name="T2_2">Do</text:span><text:span text:style-name="T2_3"><text:s/></text:span><text:span text:style-name="T2_4">Not</text:span><text:span text:style-name="T2_5"><text:s/></text:span><text:span text:style-name="T2_6">Forget</text:span><text:span text:style-name="T2_7"><text:s/></text:span><text:span text:style-name="T2_8">to</text:span><text:span text:style-name="T2_9"><text:s/></text:span><text:span text:style-name="T2_10">Add</text:span><text:span text:style-name="T2_11"><text:s/></text:span><text:span text:style-name="T2_12">a</text:span><text:span text:style-name="T2_13"><text:s/></text:span><text:span text:style-name="T2_14">Cover</text:span><text:span text:style-name="T2_15"><text:s/></text:span><text:span text:style-name="T2_16">Page</text:span><text:span text:style-name="T2_17"><text:s/>–<text:s/></text:span><text:span text:style-name="T2_18">Review</text:span><text:span text:style-name="T2_19"><text:s/></text:span><text:span text:style-name="T2_20">the</text:span><text:span text:style-name="T2_21"><text:s/></text:span><text:span text:style-name="T2_22">Assignment</text:span><text:span text:style-name="T2_23"><text:s/></text:span><text:span text:style-name="T2_24">Directions</text:span><text:span text:style-name="T2_25"><text:s/></text:span><text:span text:style-name="T2_26">Carefully</text:span><text:span text:style-name="T2_27">!<text:s/>~</text:span></text:p>
      <table:table table:style-name="Table1">
        <table:table-column table:style-name="Column1"/>
        <table:table-row table:style-name="Row1">
          <table:table-cell table:style-name="Cell1">
            <text:p text:style-name="P3"><text:span text:style-name="T3_1">INTERVIEW</text:span><text:span text:style-name="T3_2"><text:s/></text:span><text:span text:style-name="T3_3">QUESTIONS</text:span></text:p>
          </table:table-cell>
        </table:table-row>
        <table:table-row table:style-name="Row2">
          <table:table-cell table:style-name="Cell2">
            <text:list text:style-name="LS1" xml:id="list0">
              <text:list-item>
                <text:p text:style-name="P4"><text:span text:style-name="T4_1">Interview</text:span><text:span text:style-name="T4_2"><text:s/></text:span><text:span text:style-name="T4_3">the</text:span><text:span text:style-name="T4_4"><text:s/></text:span><text:span text:style-name="T4_5">approved</text:span><text:span text:style-name="T4_6"><text:s/></text:span><text:span text:style-name="T4_7">individual</text:span><text:span text:style-name="T4_8"><text:s/></text:span><text:span text:style-name="T4_9">in</text:span><text:span text:style-name="T4_10"><text:s/></text:span><text:span text:style-name="T4_11">your</text:span><text:span text:style-name="T4_12"><text:s/></text:span><text:span text:style-name="T4_13">career</text:span><text:span text:style-name="T4_14"><text:s/></text:span><text:span text:style-name="T4_15">field</text:span></text:p>
                <text:list>
                  <text:list-item>
                    <text:p text:style-name="P5"><text:span text:style-name="T5_1">Include</text:span><text:span text:style-name="T5_2"><text:s/></text:span><text:span text:style-name="T5_3">the</text:span><text:span text:style-name="T5_4"><text:s/></text:span><text:span text:style-name="T5_5">interviewee</text:span><text:span text:style-name="T5_6">’</text:span><text:span text:style-name="T5_7">s</text:span><text:span text:style-name="T5_8"><text:s/></text:span><text:span text:style-name="T5_9">name</text:span><text:span text:style-name="T5_10">,<text:s/></text:span><text:span text:style-name="T5_11">title</text:span><text:span text:style-name="T5_12">,<text:s/></text:span><text:span text:style-name="T5_13">company</text:span><text:span text:style-name="T5_14"><text:s/></text:span><text:span text:style-name="T5_15">name</text:span><text:span text:style-name="T5_16">,<text:s/></text:span><text:span text:style-name="T5_17">location</text:span><text:span text:style-name="T5_18">,<text:s/></text:span><text:span text:style-name="T5_19">and</text:span><text:span text:style-name="T5_20"><text:s/></text:span><text:span text:style-name="T5_21">years</text:span><text:span text:style-name="T5_22"><text:s/></text:span><text:span text:style-name="T5_23">of</text:span><text:span text:style-name="T5_24"><text:s/></text:span><text:span text:style-name="T5_25">employment</text:span></text:p>
                  </text:list-item>
                </text:list>
              </text:list-item>
            </text:list>
            <text:p text:style-name="P6"><text:span text:style-name="T6_1">Interviewee</text:span><text:span text:style-name="T6_2"><text:s/></text:span><text:span text:style-name="T6_3">Response</text:span><text:span text:style-name="T6_4">:<text:s/></text:span><text:span text:style-name="T6_5">J</text:span><text:span text:style-name="T6_6">ohn</text:span><text:span text:style-name="T6_7"><text:s/></text:span><text:span text:style-name="T6_8">Ward</text:span><text:span text:style-name="T6_9">,<text:s/></text:span><text:span text:style-name="T6_10">IT</text:span><text:span text:style-name="T6_11"><text:s/></text:span><text:span text:style-name="T6_12">Tenneco</text:span><text:span text:style-name="T6_13">,<text:s/></text:span><text:span text:style-name="T6_14">Jackson</text:span><text:span text:style-name="T6_15">,<text:s/></text:span><text:span text:style-name="T6_16">Mi</text:span><text:span text:style-name="T6_17">.<text:s/></text:span><text:span text:style-name="T6_18">Less</text:span><text:span text:style-name="T6_19"><text:s/></text:span><text:span text:style-name="T6_20">that</text:span><text:span text:style-name="T6_21"><text:s/></text:span><text:span text:style-name="T6_22">one</text:span><text:span text:style-name="T6_23">.</text:span></text:p>
          </table:table-cell>
        </table:table-row>
        <table:table-row table:style-name="Row3">
          <table:table-cell table:style-name="Cell3">
            <text:p text:style-name="P7"/>
          </table:table-cell>
        </table:table-row>
        <table:table-row table:style-name="Row4">
          <table:table-cell table:style-name="Cell4">
            <text:list text:style-name="LS1" xml:id="list2" text:continue-list="list0">
              <text:list-item>
                <text:p text:style-name="P8"><text:span text:style-name="T8_1">What</text:span><text:span text:style-name="T8_2"><text:s/></text:span><text:span text:style-name="T8_3">is</text:span><text:span text:style-name="T8_4"><text:s/></text:span><text:span text:style-name="T8_5">your</text:span><text:span text:style-name="T8_6"><text:s/></text:span><text:span text:style-name="T8_7">job</text:span><text:span text:style-name="T8_8"><text:s/></text:span><text:span text:style-name="T8_9">like</text:span><text:span text:style-name="T8_10">?</text:span></text:p>
              </text:list-item>
            </text:list>
            <text:p text:style-name="P9"/>
            <text:p text:style-name="P10"><text:span text:style-name="T10_1">Interviewee</text:span><text:span text:style-name="T10_2"><text:s/></text:span><text:span text:style-name="T10_3">Response</text:span><text:span text:style-name="T10_4">:<text:s/></text:span><text:span text:style-name="T10_5">Interesting</text:span><text:span text:style-name="T10_6"><text:s/></text:span><text:span text:style-name="T10_7">and</text:span><text:span text:style-name="T10_8"><text:s/></text:span><text:span text:style-name="T10_9">somewhat</text:span><text:span text:style-name="T10_10"><text:s/></text:span><text:span text:style-name="T10_11">new</text:span><text:span text:style-name="T10_12"><text:s/></text:span><text:span text:style-name="T10_13">for</text:span><text:span text:style-name="T10_14"><text:s/></text:span><text:span text:style-name="T10_15">me</text:span><text:span text:style-name="T10_16"><text:s/></text:span><text:span text:style-name="T10_17">since</text:span><text:span text:style-name="T10_18"><text:s/></text:span><text:span text:style-name="T10_19">I</text:span><text:span text:style-name="T10_20"><text:s/></text:span><text:span text:style-name="T10_21">have</text:span><text:span text:style-name="T10_22"><text:s/></text:span><text:span text:style-name="T10_23">been</text:span><text:span text:style-name="T10_24"><text:s/></text:span><text:span text:style-name="T10_25">here</text:span><text:span text:style-name="T10_26"><text:s/></text:span><text:span text:style-name="T10_27">less</text:span><text:span text:style-name="T10_28"><text:s/></text:span><text:span text:style-name="T10_29">than</text:span><text:span text:style-name="T10_30"><text:s/></text:span><text:span text:style-name="T10_31">six</text:span><text:span text:style-name="T10_32"><text:s/></text:span><text:span text:style-name="T10_33">months</text:span><text:span text:style-name="T10_34">,<text:s/></text:span><text:span text:style-name="T10_35">although</text:span><text:span text:style-name="T10_36"><text:s/></text:span><text:span text:style-name="T10_37">it</text:span><text:span text:style-name="T10_38"><text:s/></text:span><text:span text:style-name="T10_39">encompasses</text:span><text:span text:style-name="T10_40"><text:s/></text:span><text:span text:style-name="T10_41">many</text:span><text:span text:style-name="T10_42"><text:s/></text:span><text:span text:style-name="T10_43">of</text:span><text:span text:style-name="T10_44"><text:s/></text:span><text:span text:style-name="T10_45">the</text:span><text:span text:style-name="T10_46"><text:s/></text:span><text:span text:style-name="T10_47">same</text:span><text:span text:style-name="T10_48"><text:s/></text:span><text:span text:style-name="T10_49">duties</text:span><text:span text:style-name="T10_50"><text:s/></text:span><text:span text:style-name="T10_51">and</text:span><text:span text:style-name="T10_52"><text:s/></text:span><text:span text:style-name="T10_53">responsibilities</text:span><text:span text:style-name="T10_54"><text:s/></text:span><text:span text:style-name="T10_55">as</text:span><text:span text:style-name="T10_56"><text:s/></text:span><text:span text:style-name="T10_57">previous</text:span><text:span text:style-name="T10_58"><text:s/></text:span><text:span text:style-name="T10_59">jobs</text:span><text:span text:style-name="T10_60">.<text:s/></text:span><text:span text:style-name="T10_61">I</text:span><text:span text:style-name="T10_62"><text:s/></text:span><text:span text:style-name="T10_63">basically</text:span><text:span text:style-name="T10_64"><text:s/></text:span><text:span text:style-name="T10_65">over</text:span><text:span text:style-name="T10_66"><text:s/></text:span><text:span text:style-name="T10_67">see</text:span><text:span text:style-name="T10_68"><text:s/></text:span><text:span text:style-name="T10_69">technical</text:span><text:span text:style-name="T10_70"><text:s/></text:span><text:span text:style-name="T10_71">systems</text:span><text:span text:style-name="T10_72"><text:s/></text:span><text:span text:style-name="T10_73">and</text:span><text:span text:style-name="T10_74"><text:s/></text:span><text:span text:style-name="T10_75">projects</text:span><text:span text:style-name="T10_76"><text:s/></text:span><text:span text:style-name="T10_77">for</text:span><text:span text:style-name="T10_78"><text:s/></text:span><text:span text:style-name="T10_79">the</text:span><text:span text:style-name="T10_80"><text:s/></text:span><text:span text:style-name="T10_81">production</text:span><text:span text:style-name="T10_82"><text:s/></text:span><text:span text:style-name="T10_83">company</text:span><text:span text:style-name="T10_84">.</text:span></text:p>
          </table:table-cell>
        </table:table-row>
        <table:table-row table:style-name="Row5">
          <table:table-cell table:style-name="Cell5">
            <text:list text:style-name="LS2" xml:id="list3">
              <text:list-item>
                <text:list>
                  <text:list-item>
                    <text:p text:style-name="P11"><text:span text:style-name="T11_1">A</text:span><text:span text:style-name="T11_2"><text:s/></text:span><text:span text:style-name="T11_3">typical</text:span><text:span text:style-name="T11_4"><text:s/></text:span><text:span text:style-name="T11_5">day</text:span><text:span text:style-name="T11_6"><text:s/></text:span><text:span text:style-name="T11_7">and</text:span><text:span text:style-name="T11_8"><text:s/></text:span><text:span text:style-name="T11_9">week</text:span><text:span text:style-name="T11_10">?</text:span></text:p>
                  </text:list-item>
                </text:list>
              </text:list-item>
            </text:list>
            <text:p text:style-name="P12"><text:span text:style-name="T12_1">Interviewee</text:span><text:span text:style-name="T12_2"><text:s/></text:span><text:span text:style-name="T12_3">Response</text:span><text:span text:style-name="T12_4">:<text:s/></text:span><text:span text:style-name="T12_5">Interviewee</text:span><text:span text:style-name="T12_6"><text:s/></text:span><text:span text:style-name="T12_7">Response</text:span><text:span text:style-name="T12_8">:<text:s/></text:span><text:span text:style-name="T12_9">So</text:span><text:span text:style-name="T12_10"><text:s/></text:span><text:span text:style-name="T12_11">far</text:span><text:span text:style-name="T12_12"><text:s/></text:span><text:span text:style-name="T12_13">it</text:span><text:span text:style-name="T12_14"><text:s/></text:span><text:span text:style-name="T12_15">has</text:span><text:span text:style-name="T12_16"><text:s/></text:span><text:span text:style-name="T12_17">been</text:span><text:span text:style-name="T12_18"><text:s/></text:span><text:span text:style-name="T12_19">fairly</text:span><text:span text:style-name="T12_20"><text:s/></text:span><text:span text:style-name="T12_21">standard</text:span><text:span text:style-name="T12_22"><text:s/></text:span><text:span text:style-name="T12_23">from</text:span><text:span text:style-name="T12_24"><text:s/></text:span><text:span text:style-name="T12_25">week</text:span><text:span text:style-name="T12_26"><text:s/></text:span><text:span text:style-name="T12_27">to</text:span><text:span text:style-name="T12_28"><text:s/></text:span><text:span text:style-name="T12_29">week</text:span><text:span text:style-name="T12_30">.<text:s/></text:span><text:span text:style-name="T12_31">Because</text:span><text:span text:style-name="T12_32"><text:s/></text:span><text:span text:style-name="T12_33">it</text:span><text:span text:style-name="T12_34"><text:s/></text:span><text:span text:style-name="T12_35">is</text:span><text:span text:style-name="T12_36"><text:s/></text:span><text:span text:style-name="T12_37">a</text:span><text:span text:style-name="T12_38"><text:s/></text:span><text:span text:style-name="T12_39">production</text:span><text:span text:style-name="T12_40"><text:s/></text:span><text:span text:style-name="T12_41">company</text:span><text:span text:style-name="T12_42"><text:s/></text:span><text:span text:style-name="T12_43">the</text:span><text:span text:style-name="T12_44"><text:s/></text:span><text:span text:style-name="T12_45">hours</text:span><text:span text:style-name="T12_46"><text:s/></text:span><text:span text:style-name="T12_47">a</text:span><text:span text:style-name="T12_48"><text:s/></text:span><text:span text:style-name="T12_49">little</text:span><text:span text:style-name="T12_50"><text:s/></text:span><text:span text:style-name="T12_51">different</text:span><text:span text:style-name="T12_52"><text:s/></text:span><text:span text:style-name="T12_53">than</text:span><text:span text:style-name="T12_54"><text:s/></text:span><text:span text:style-name="T12_55">most</text:span><text:span text:style-name="T12_56"><text:s/></text:span><text:span text:style-name="T12_57">IT</text:span><text:span text:style-name="T12_58"><text:s/></text:span><text:span text:style-name="T12_59">jobs</text:span><text:span text:style-name="T12_60">,<text:s/></text:span><text:span text:style-name="T12_61">early</text:span><text:span text:style-name="T12_62"><text:s/></text:span><text:span text:style-name="T12_63">morning</text:span><text:span text:style-name="T12_64"><text:s/></text:span><text:span text:style-name="T12_65">start</text:span><text:span text:style-name="T12_66"><text:s/></text:span><text:span text:style-name="T12_67">times</text:span><text:span text:style-name="T12_68">.<text:s text:c="2"/></text:span><text:span text:style-name="T12_69">Although</text:span><text:span text:style-name="T12_70"><text:s/></text:span><text:span text:style-name="T12_71">I</text:span><text:span text:style-name="T12_72"><text:s/></text:span><text:span text:style-name="T12_73">have</text:span><text:span text:style-name="T12_74"><text:s/></text:span><text:span text:style-name="T12_75">been</text:span><text:span text:style-name="T12_76"><text:s/></text:span><text:span text:style-name="T12_77">sent</text:span><text:span text:style-name="T12_78"><text:s/></text:span><text:span text:style-name="T12_79">out</text:span><text:span text:style-name="T12_80"><text:s/></text:span><text:span text:style-name="T12_81">of</text:span><text:span text:style-name="T12_82"><text:s/></text:span><text:span text:style-name="T12_83">state</text:span><text:span text:style-name="T12_84"><text:s/></text:span><text:span text:style-name="T12_85">several</text:span><text:span text:style-name="T12_86"><text:s/></text:span><text:span text:style-name="T12_87">times</text:span><text:span text:style-name="T12_88"><text:s/></text:span><text:span text:style-name="T12_89">already</text:span><text:span text:style-name="T12_90">,<text:s/></text:span><text:span text:style-name="T12_91">to</text:span><text:span text:style-name="T12_92"><text:s/></text:span><text:span text:style-name="T12_93">such</text:span><text:span text:style-name="T12_94"><text:s/></text:span><text:span text:style-name="T12_95">places</text:span><text:span text:style-name="T12_96"><text:s/></text:span><text:span text:style-name="T12_97">as</text:span><text:span text:style-name="T12_98"><text:s/></text:span><text:span text:style-name="T12_99">Kansas</text:span><text:span text:style-name="T12_100"><text:s/></text:span><text:span text:style-name="T12_101">and</text:span><text:span text:style-name="T12_102"><text:s/></text:span><text:span text:style-name="T12_103">Canada</text:span><text:span text:style-name="T12_104">.<text:s/></text:span><text:span text:style-name="T12_105">When</text:span><text:span text:style-name="T12_106"><text:s/></text:span><text:span text:style-name="T12_107">not</text:span><text:span text:style-name="T12_108"><text:s/></text:span><text:span text:style-name="T12_109">out</text:span><text:span text:style-name="T12_110"><text:s/></text:span><text:span text:style-name="T12_111">of</text:span><text:span text:style-name="T12_112"><text:s/></text:span><text:span text:style-name="T12_113">state</text:span><text:span text:style-name="T12_114"><text:s/></text:span><text:span text:style-name="T12_115">though</text:span><text:span text:style-name="T12_116">,<text:s/></text:span><text:span text:style-name="T12_117">the</text:span><text:span text:style-name="T12_118"><text:s/></text:span><text:span text:style-name="T12_119">job</text:span><text:span text:style-name="T12_120"><text:s/></text:span><text:span text:style-name="T12_121">is</text:span><text:span text:style-name="T12_122"><text:s/></text:span><text:span text:style-name="T12_123">pretty</text:span><text:span text:style-name="T12_124"><text:s/></text:span><text:span text:style-name="T12_125">much</text:span><text:span text:style-name="T12_126"><text:s/></text:span><text:span text:style-name="T12_127">the</text:span><text:span text:style-name="T12_128"><text:s/></text:span><text:span text:style-name="T12_129">same</text:span><text:span text:style-name="T12_130"><text:s/></text:span><text:span text:style-name="T12_131">day</text:span><text:span text:style-name="T12_132"><text:s/></text:span><text:span text:style-name="T12_133">in</text:span><text:span text:style-name="T12_134"><text:s/></text:span><text:span text:style-name="T12_135">and</text:span><text:span text:style-name="T12_136"><text:s/></text:span><text:span text:style-name="T12_137">day</text:span><text:span text:style-name="T12_138"><text:s/></text:span><text:span text:style-name="T12_139">out</text:span><text:span text:style-name="T12_140"><text:s/></text:span><text:span text:style-name="T12_141">as</text:span><text:span text:style-name="T12_142"><text:s/></text:span><text:span text:style-name="T12_143">long</text:span><text:span text:style-name="T12_144"><text:s/></text:span><text:span text:style-name="T12_145">as</text:span><text:span text:style-name="T12_146"><text:s/></text:span><text:span text:style-name="T12_147">there</text:span><text:span text:style-name="T12_148"><text:s/></text:span><text:span text:style-name="T12_149">are</text:span><text:span text:style-name="T12_150"><text:s/></text:span><text:span text:style-name="T12_151">no</text:span><text:span text:style-name="T12_152"><text:s/></text:span><text:span text:style-name="T12_153">major</text:span><text:span text:style-name="T12_154"><text:s/></text:span><text:span text:style-name="T12_155">issues</text:span><text:span text:style-name="T12_156">.<text:s/></text:span></text:p>
          </table:table-cell>
        </table:table-row>
        <table:table-row table:style-name="Row6">
          <table:table-cell table:style-name="Cell6">
            <text:list text:style-name="LS2" xml:id="list4" text:continue-list="list3">
              <text:list-item>
                <text:list>
                  <text:list-item>
                    <text:p text:style-name="P13"><text:span text:style-name="T13_1">What</text:span><text:span text:style-name="T13_2"><text:s/></text:span><text:span text:style-name="T13_3">do</text:span><text:span text:style-name="T13_4"><text:s/></text:span><text:span text:style-name="T13_5">you</text:span><text:span text:style-name="T13_6"><text:s/></text:span><text:span text:style-name="T13_7">do</text:span><text:span text:style-name="T13_8">?<text:s/></text:span><text:span text:style-name="T13_9">What</text:span><text:span text:style-name="T13_10"><text:s/></text:span><text:span text:style-name="T13_11">are</text:span><text:span text:style-name="T13_12"><text:s/></text:span><text:span text:style-name="T13_13">the</text:span><text:span text:style-name="T13_14"><text:s/></text:span><text:span text:style-name="T13_15">duties</text:span><text:span text:style-name="T13_16">/</text:span><text:span text:style-name="T13_17">functions</text:span><text:span text:style-name="T13_18">/</text:span><text:span text:style-name="T13_19">responsibilities</text:span><text:span text:style-name="T13_20"><text:s/></text:span><text:span text:style-name="T13_21">of</text:span><text:span text:style-name="T13_22"><text:s/></text:span><text:span text:style-name="T13_23">your</text:span><text:span text:style-name="T13_24"><text:s/></text:span><text:span text:style-name="T13_25">job</text:span><text:span text:style-name="T13_26">?</text:span></text:p>
                  </text:list-item>
                </text:list>
              </text:list-item>
            </text:list>
            <text:p text:style-name="P14"><text:span text:style-name="T14_1">Interviewee</text:span><text:span text:style-name="T14_2"><text:s/></text:span><text:span text:style-name="T14_3">Response</text:span><text:span text:style-name="T14_4">:<text:s/></text:span><text:span text:style-name="T14_5">Just</text:span><text:span text:style-name="T14_6"><text:s/></text:span><text:span text:style-name="T14_7">to</text:span><text:span text:style-name="T14_8"><text:s/></text:span><text:span text:style-name="T14_9">monitor</text:span><text:span text:style-name="T14_10"><text:s/></text:span><text:span text:style-name="T14_11">all</text:span><text:span text:style-name="T14_12"><text:s/></text:span><text:span text:style-name="T14_13">the</text:span><text:span text:style-name="T14_14"><text:s/></text:span><text:span text:style-name="T14_15">processes</text:span><text:span text:style-name="T14_16"><text:s/></text:span><text:span text:style-name="T14_17">and</text:span><text:span text:style-name="T14_18"><text:s/></text:span><text:span text:style-name="T14_19">make</text:span><text:span text:style-name="T14_20"><text:s/></text:span><text:span text:style-name="T14_21">certain</text:span><text:span text:style-name="T14_22"><text:s/></text:span><text:span text:style-name="T14_23">they</text:span><text:span text:style-name="T14_24"><text:s/></text:span><text:span text:style-name="T14_25">are</text:span><text:span text:style-name="T14_26"><text:s/></text:span><text:span text:style-name="T14_27">running</text:span><text:span text:style-name="T14_28"><text:s/></text:span><text:span text:style-name="T14_29">smoothly</text:span><text:span text:style-name="T14_30">.<text:s/></text:span><text:span text:style-name="T14_31">If</text:span><text:span text:style-name="T14_32"><text:s/></text:span><text:span text:style-name="T14_33">something</text:span><text:span text:style-name="T14_34"><text:s/></text:span><text:span text:style-name="T14_35">needs</text:span><text:span text:style-name="T14_36"><text:s/></text:span><text:span text:style-name="T14_37">to</text:span><text:span text:style-name="T14_38"><text:s/></text:span><text:span text:style-name="T14_39">be</text:span><text:span text:style-name="T14_40"><text:s/></text:span><text:span text:style-name="T14_41">programmed</text:span><text:span text:style-name="T14_42"><text:s/></text:span><text:span text:style-name="T14_43">I</text:span><text:span text:style-name="T14_44"><text:s/></text:span><text:span text:style-name="T14_45">assign</text:span><text:span text:style-name="T14_46"><text:s/></text:span><text:span text:style-name="T14_47">the</text:span><text:span text:style-name="T14_48"><text:s/></text:span><text:span text:style-name="T14_49">tasks</text:span><text:span text:style-name="T14_50"><text:s/></text:span><text:span text:style-name="T14_51">to</text:span><text:span text:style-name="T14_52"><text:s/></text:span><text:span text:style-name="T14_53">the</text:span><text:span text:style-name="T14_54"><text:s/></text:span><text:span text:style-name="T14_55">appropriate</text:span><text:span text:style-name="T14_56"><text:s/></text:span><text:span text:style-name="T14_57">people</text:span><text:span text:style-name="T14_58">,<text:s/></text:span><text:span text:style-name="T14_59">or</text:span><text:span text:style-name="T14_60"><text:s/></text:span><text:span text:style-name="T14_61">if</text:span><text:span text:style-name="T14_62"><text:s/></text:span><text:span text:style-name="T14_63">there</text:span><text:span text:style-name="T14_64"><text:s/></text:span><text:span text:style-name="T14_65">is</text:span><text:span text:style-name="T14_66"><text:s/></text:span><text:span text:style-name="T14_67">some</text:span><text:span text:style-name="T14_68"><text:s/></text:span><text:span text:style-name="T14_69">other</text:span><text:span text:style-name="T14_70"><text:s/></text:span><text:span text:style-name="T14_71">sort</text:span><text:span text:style-name="T14_72"><text:s/></text:span><text:span text:style-name="T14_73">of</text:span><text:span text:style-name="T14_74"><text:s/></text:span><text:span text:style-name="T14_75">issue</text:span><text:span text:style-name="T14_76"><text:s/></text:span><text:span text:style-name="T14_77">with</text:span><text:span text:style-name="T14_78"><text:s/></text:span><text:span text:style-name="T14_79">the</text:span><text:span text:style-name="T14_80"><text:s/></text:span><text:span text:style-name="T14_81">hardware</text:span><text:span text:style-name="T14_82"><text:s/></text:span><text:span text:style-name="T14_83">or</text:span><text:span text:style-name="T14_84"><text:s/></text:span><text:span text:style-name="T14_85">software</text:span><text:span text:style-name="T14_86">.<text:s/></text:span><text:span text:style-name="T14_87">This</text:span><text:span text:style-name="T14_88"><text:s/></text:span><text:span text:style-name="T14_89">is</text:span><text:span text:style-name="T14_90"><text:s/></text:span><text:span text:style-name="T14_91">the</text:span><text:span text:style-name="T14_92"><text:s/></text:span><text:span text:style-name="T14_93">reason</text:span><text:span text:style-name="T14_94"><text:s/></text:span><text:span text:style-name="T14_95">for</text:span><text:span text:style-name="T14_96"><text:s/></text:span><text:span text:style-name="T14_97">my</text:span><text:span text:style-name="T14_98"><text:s/></text:span><text:span text:style-name="T14_99">trips</text:span><text:span text:style-name="T14_100"><text:s/></text:span><text:span text:style-name="T14_101">out</text:span><text:span text:style-name="T14_102"><text:s/></text:span><text:span text:style-name="T14_103">of</text:span><text:span text:style-name="T14_104"><text:s/></text:span><text:span text:style-name="T14_105">state</text:span><text:span text:style-name="T14_106"><text:s/></text:span><text:span text:style-name="T14_107">as</text:span><text:span text:style-name="T14_108"><text:s/></text:span><text:span text:style-name="T14_109">I</text:span><text:span text:style-name="T14_110"><text:s/></text:span><text:span text:style-name="T14_111">also</text:span><text:span text:style-name="T14_112"><text:s/></text:span><text:span text:style-name="T14_113">must</text:span><text:span text:style-name="T14_114"><text:s/></text:span><text:span text:style-name="T14_115">sometimes</text:span><text:span text:style-name="T14_116"><text:s/></text:span><text:span text:style-name="T14_117">monitor</text:span><text:span text:style-name="T14_118"><text:s/></text:span><text:span text:style-name="T14_119">other</text:span><text:span text:style-name="T14_120"><text:s/></text:span><text:span text:style-name="T14_121">sites</text:span><text:span text:style-name="T14_122">,<text:s/></text:span><text:span text:style-name="T14_123">as</text:span><text:span text:style-name="T14_124"><text:s/></text:span><text:span text:style-name="T14_125">well</text:span><text:span text:style-name="T14_126"><text:s/></text:span><text:span text:style-name="T14_127">as</text:span><text:span text:style-name="T14_128"><text:s/></text:span><text:span text:style-name="T14_129">deal</text:span><text:span text:style-name="T14_130"><text:s/></text:span><text:span text:style-name="T14_131">with</text:span><text:span text:style-name="T14_132"><text:s/></text:span><text:span text:style-name="T14_133">contracting</text:span><text:span text:style-name="T14_134"><text:s/></text:span><text:span text:style-name="T14_135">issues</text:span><text:span text:style-name="T14_136">.<text:s/></text:span></text:p>
          </table:table-cell>
        </table:table-row>
        <table:table-row table:style-name="Row7">
          <table:table-cell table:style-name="Cell7">
            <text:p text:style-name="P15"/>
            <text:p text:style-name="P16"/>
          </table:table-cell>
        </table:table-row>
        <table:table-row table:style-name="Row8">
          <table:table-cell table:style-name="Cell8">
            <text:list text:style-name="LS2" xml:id="list5" text:continue-list="list3">
              <text:list-item>
                <text:list>
                  <text:list-item>
                    <text:p text:style-name="P17"><text:span text:style-name="T17_1">What</text:span><text:span text:style-name="T17_2"><text:s/></text:span><text:span text:style-name="T17_3">kinds</text:span><text:span text:style-name="T17_4"><text:s/></text:span><text:span text:style-name="T17_5">of</text:span><text:span text:style-name="T17_6"><text:s/></text:span><text:span text:style-name="T17_7">decisions</text:span><text:span text:style-name="T17_8"><text:s/></text:span><text:span text:style-name="T17_9">do</text:span><text:span text:style-name="T17_10"><text:s/></text:span><text:span text:style-name="T17_11">you</text:span><text:span text:style-name="T17_12"><text:s/></text:span><text:span text:style-name="T17_13">make</text:span><text:span text:style-name="T17_14">?</text:span></text:p>
                  </text:list-item>
                </text:list>
              </text:list-item>
            </text:list>
            <text:p text:style-name="P18"><text:span text:style-name="T18_1">Interviewee</text:span><text:span text:style-name="T18_2"><text:s/></text:span><text:span text:style-name="T18_3">Response</text:span><text:span text:style-name="T18_4">:<text:s/></text:span><text:span text:style-name="T18_5">I</text:span><text:span text:style-name="T18_6"><text:s/></text:span><text:span text:style-name="T18_7">h</text:span><text:span text:style-name="T18_8">elp</text:span><text:span text:style-name="T18_9"><text:s/></text:span><text:span text:style-name="T18_10">decide</text:span><text:span text:style-name="T18_11"><text:s/></text:span><text:span text:style-name="T18_12">who</text:span><text:span text:style-name="T18_13"><text:s/></text:span><text:span text:style-name="T18_14">to</text:span><text:span text:style-name="T18_15"><text:s/></text:span><text:span text:style-name="T18_16">hire</text:span><text:span text:style-name="T18_17"><text:s/></text:span><text:span text:style-name="T18_18">for</text:span><text:span text:style-name="T18_19"><text:s/></text:span><text:span text:style-name="T18_20">my</text:span><text:span text:style-name="T18_21"><text:s/></text:span><text:span text:style-name="T18_22">team</text:span><text:span text:style-name="T18_23">,<text:s/></text:span><text:span text:style-name="T18_24">which</text:span><text:span text:style-name="T18_25"><text:s/></text:span><text:span text:style-name="T18_26">contractors</text:span><text:span text:style-name="T18_27"><text:s/></text:span><text:span text:style-name="T18_28">to</text:span><text:span text:style-name="T18_29"><text:s/></text:span><text:span text:style-name="T18_30">use</text:span><text:span text:style-name="T18_31">,<text:s/></text:span><text:span text:style-name="T18_32">which</text:span><text:span text:style-name="T18_33"><text:s/></text:span><text:span text:style-name="T18_34">employee</text:span><text:span text:style-name="T18_35"><text:s/></text:span><text:span text:style-name="T18_36">is</text:span><text:span text:style-name="T18_37"><text:s/></text:span><text:span text:style-name="T18_38">best</text:span><text:span text:style-name="T18_39"><text:s/></text:span><text:span text:style-name="T18_40">suited</text:span><text:span text:style-name="T18_41"><text:s/></text:span><text:span text:style-name="T18_42">to</text:span><text:span text:style-name="T18_43"><text:s/></text:span><text:span text:style-name="T18_44">complete</text:span><text:span text:style-name="T18_45"><text:s/></text:span><text:span text:style-name="T18_46">certain</text:span><text:span text:style-name="T18_47"><text:s/></text:span><text:span text:style-name="T18_48">tasks</text:span><text:span text:style-name="T18_49"><text:s/></text:span><text:span text:style-name="T18_50">dependent</text:span><text:span text:style-name="T18_51"><text:s/></text:span><text:span text:style-name="T18_52">on</text:span><text:span text:style-name="T18_53"><text:s/></text:span><text:span text:style-name="T18_54">either</text:span><text:span text:style-name="T18_55"><text:s/></text:span><text:span text:style-name="T18_56">work</text:span><text:span text:style-name="T18_57"><text:s/></text:span><text:span text:style-name="T18_58">load</text:span><text:span text:style-name="T18_59">,<text:s/></text:span><text:span text:style-name="T18_60">or</text:span><text:span text:style-name="T18_61"><text:s/></text:span><text:span text:style-name="T18_62">experience</text:span><text:span text:style-name="T18_63"><text:s/></text:span><text:span text:style-name="T18_64">and</text:span><text:span text:style-name="T18_65"><text:s/></text:span><text:span text:style-name="T18_66">qualifications</text:span><text:span text:style-name="T18_67">.<text:s/></text:span><text:span text:style-name="T18_68">My</text:span><text:span text:style-name="T18_69"><text:s/></text:span><text:span text:style-name="T18_70">main</text:span><text:span text:style-name="T18_71"><text:s/></text:span><text:span text:style-name="T18_72">decision</text:span><text:span text:style-name="T18_73"><text:s/></text:span><text:span text:style-name="T18_74">is</text:span><text:span text:style-name="T18_75"><text:s/></text:span><text:span text:style-name="T18_76">when</text:span><text:span text:style-name="T18_77"><text:s/></text:span><text:span text:style-name="T18_78">there</text:span><text:span text:style-name="T18_79"><text:s/></text:span><text:span text:style-name="T18_80">is</text:span><text:span text:style-name="T18_81"><text:s/></text:span><text:span text:style-name="T18_82">a</text:span><text:span text:style-name="T18_83"><text:s/></text:span><text:span text:style-name="T18_84">problem</text:span><text:span text:style-name="T18_85"><text:s/></text:span><text:span text:style-name="T18_86">that</text:span><text:span text:style-name="T18_87"><text:s/></text:span><text:span text:style-name="T18_88">is</text:span><text:span text:style-name="T18_89"><text:s/></text:span><text:span text:style-name="T18_90">so</text:span><text:span text:style-name="T18_91"><text:s/></text:span><text:span text:style-name="T18_92">large</text:span><text:span text:style-name="T18_93"><text:s/></text:span><text:span text:style-name="T18_94">it</text:span><text:span text:style-name="T18_95"><text:s/></text:span><text:span text:style-name="T18_96">requires</text:span><text:span text:style-name="T18_97"><text:s/></text:span><text:span text:style-name="T18_98">immediate</text:span><text:span text:style-name="T18_99"><text:s/></text:span><text:span text:style-name="T18_100">attention</text:span><text:span text:style-name="T18_101">,<text:s/></text:span><text:span text:style-name="T18_102">up</text:span><text:span text:style-name="T18_103"><text:s/></text:span><text:span text:style-name="T18_104">to</text:span><text:span text:style-name="T18_105"><text:s/></text:span><text:span text:style-name="T18_106">turning</text:span><text:span text:style-name="T18_107"><text:s/></text:span><text:span text:style-name="T18_108">off</text:span><text:span text:style-name="T18_109"><text:s/></text:span><text:span text:style-name="T18_110">automation</text:span><text:span text:style-name="T18_111"><text:s/></text:span><text:span text:style-name="T18_112">processes</text:span><text:span text:style-name="T18_113"><text:s/></text:span><text:span text:style-name="T18_114">which</text:span><text:span text:style-name="T18_115"><text:s/></text:span><text:span text:style-name="T18_116">affect</text:span><text:span text:style-name="T18_117"><text:s/></text:span><text:span text:style-name="T18_118">the</text:span><text:span text:style-name="T18_119"><text:s/></text:span><text:span text:style-name="T18_120">entire</text:span><text:span text:style-name="T18_121"><text:s/></text:span><text:span text:style-name="T18_122">production</text:span><text:span text:style-name="T18_123"><text:s/></text:span><text:span text:style-name="T18_124">system</text:span><text:span text:style-name="T18_125">.</text:span></text:p>
            <text:p text:style-name="P19"/>
          </table:table-cell>
        </table:table-row>
        <table:table-row table:style-name="Row9">
          <table:table-cell table:style-name="Cell9">
            <text:list text:style-name="LS2" xml:id="list6" text:continue-list="list3">
              <text:list-item>
                <text:list>
                  <text:list-item>
                    <text:p text:style-name="P20"><text:span text:style-name="T20_1">How</text:span><text:span text:style-name="T20_2"><text:s/></text:span><text:span text:style-name="T20_3">does</text:span><text:span text:style-name="T20_4"><text:s/></text:span><text:span text:style-name="T20_5">the</text:span><text:span text:style-name="T20_6"><text:s/></text:span><text:span text:style-name="T20_7">time</text:span><text:span text:style-name="T20_8"><text:s/></text:span><text:span text:style-name="T20_9">use</text:span><text:span text:style-name="T20_10"><text:s/></text:span><text:span text:style-name="T20_11">vary</text:span><text:span text:style-name="T20_12">?<text:s/></text:span><text:span text:style-name="T20_13">Are</text:span><text:span text:style-name="T20_14"><text:s/></text:span><text:span text:style-name="T20_15">there</text:span><text:span text:style-name="T20_16"><text:s/></text:span><text:span text:style-name="T20_17">busy</text:span><text:span text:style-name="T20_18"><text:s/></text:span><text:span text:style-name="T20_19">and</text:span><text:span text:style-name="T20_20"><text:s/></text:span><text:span text:style-name="T20_21">slow</text:span><text:span text:style-name="T20_22"><text:s/></text:span><text:span text:style-name="T20_23">times</text:span><text:span text:style-name="T20_24"><text:s/></text:span><text:span text:style-name="T20_25">or</text:span><text:span text:style-name="T20_26"><text:s/></text:span><text:span text:style-name="T20_27">is</text:span><text:span text:style-name="T20_28"><text:s/></text:span><text:span text:style-name="T20_29">the</text:span><text:span text:style-name="T20_30"><text:s/></text:span><text:span text:style-name="T20_31">work</text:span><text:span text:style-name="T20_32"><text:s/></text:span><text:span text:style-name="T20_33">activity</text:span><text:span text:style-name="T20_34"><text:s/></text:span><text:span text:style-name="T20_35">fairly</text:span><text:span text:style-name="T20_36"><text:s/></text:span><text:span text:style-name="T20_37">consistent</text:span><text:span text:style-name="T20_38">?</text:span></text:p>
                  </text:list-item>
                </text:list>
              </text:list-item>
            </text:list>
            <text:p text:style-name="P21"/>
            <text:p text:style-name="P22"><text:span text:style-name="T22_1">Interviewee</text:span><text:span text:style-name="T22_2"><text:s/></text:span><text:span text:style-name="T22_3">Response</text:span><text:span text:style-name="T22_4">:<text:s/></text:span><text:span text:style-name="T22_5">If</text:span><text:span text:style-name="T22_6"><text:s/></text:span><text:span text:style-name="T22_7">all</text:span><text:span text:style-name="T22_8"><text:s/></text:span><text:span text:style-name="T22_9">runs</text:span><text:span text:style-name="T22_10"><text:s/></text:span><text:span text:style-name="T22_11">well</text:span><text:span text:style-name="T22_12"><text:s/></text:span><text:span text:style-name="T22_13">it</text:span><text:span text:style-name="T22_14"><text:s/></text:span><text:span text:style-name="T22_15">is</text:span><text:span text:style-name="T22_16"><text:s/></text:span><text:span text:style-name="T22_17">a</text:span><text:span text:style-name="T22_18"><text:s/></text:span><text:span text:style-name="T22_19">very</text:span><text:span text:style-name="T22_20"><text:s/></text:span><text:span text:style-name="T22_21">boring</text:span><text:span text:style-name="T22_22"><text:s/></text:span><text:span text:style-name="T22_23">and</text:span><text:span text:style-name="T22_24"><text:s/></text:span><text:span text:style-name="T22_25">routine</text:span><text:span text:style-name="T22_26"><text:s/></text:span><text:span text:style-name="T22_27">day</text:span><text:span text:style-name="T22_28">,<text:s/></text:span><text:span text:style-name="T22_29">there</text:span><text:span text:style-name="T22_30"><text:s/></text:span><text:span text:style-name="T22_31">isn</text:span><text:span text:style-name="T22_32">’</text:span><text:span text:style-name="T22_33">t</text:span><text:span text:style-name="T22_34"><text:s/></text:span><text:span text:style-name="T22_35">much</text:span><text:span text:style-name="T22_36"><text:s/></text:span><text:span text:style-name="T22_37">excitement</text:span><text:span text:style-name="T22_38">,<text:s/></text:span><text:span text:style-name="T22_39">and</text:span><text:span text:style-name="T22_40"><text:s/></text:span><text:span text:style-name="T22_41">this</text:span><text:span text:style-name="T22_42"><text:s/></text:span><text:span text:style-name="T22_43">is</text:span><text:span text:style-name="T22_44"><text:s/></text:span><text:span text:style-name="T22_45">what</text:span><text:span text:style-name="T22_46"><text:s/></text:span><text:span text:style-name="T22_47">it</text:span><text:span text:style-name="T22_48">’</text:span><text:span text:style-name="T22_49">s</text:span><text:span text:style-name="T22_50"><text:s/></text:span><text:span text:style-name="T22_51">like</text:span><text:span text:style-name="T22_52"><text:s/></text:span><text:span text:style-name="T22_53">most</text:span><text:span text:style-name="T22_54"><text:s/></text:span><text:span text:style-name="T22_55">of</text:span><text:span text:style-name="T22_56"><text:s/></text:span><text:span text:style-name="T22_57">the</text:span><text:span text:style-name="T22_58"><text:s/></text:span><text:span text:style-name="T22_59">time</text:span><text:span text:style-name="T22_60">.<text:s/></text:span><text:span text:style-name="T22_61">However</text:span><text:span text:style-name="T22_62">,<text:s/></text:span><text:span text:style-name="T22_63">when</text:span><text:span text:style-name="T22_64"><text:s/></text:span><text:span text:style-name="T22_65">something</text:span><text:span text:style-name="T22_66"><text:s/></text:span><text:span text:style-name="T22_67">does</text:span><text:span text:style-name="T22_68"><text:s/></text:span><text:span text:style-name="T22_69">go</text:span><text:span text:style-name="T22_70"><text:s/></text:span><text:span text:style-name="T22_71">wrong</text:span><text:span text:style-name="T22_72">,<text:s/></text:span><text:span text:style-name="T22_73">it</text:span><text:span text:style-name="T22_74"><text:s/></text:span><text:span text:style-name="T22_75">gets</text:span><text:span text:style-name="T22_76"><text:s/></text:span><text:span text:style-name="T22_77">quite</text:span><text:span text:style-name="T22_78"><text:s/></text:span><text:span text:style-name="T22_79">hectic</text:span><text:span text:style-name="T22_80"><text:s/></text:span><text:span text:style-name="T22_81">as</text:span><text:span text:style-name="T22_82"><text:s/></text:span><text:span text:style-name="T22_83">there</text:span><text:span text:style-name="T22_84"><text:s/></text:span><text:span text:style-name="T22_85">is</text:span><text:span text:style-name="T22_86"><text:s/></text:span><text:span text:style-name="T22_87">a</text:span><text:span text:style-name="T22_88"><text:s/></text:span><text:span text:style-name="T22_89">lot</text:span><text:span text:style-name="T22_90"><text:s/></text:span><text:span text:style-name="T22_91">of</text:span><text:span text:style-name="T22_92"><text:s/></text:span><text:span text:style-name="T22_93">pressure</text:span><text:span text:style-name="T22_94"><text:s/></text:span><text:span text:style-name="T22_95">from</text:span><text:span text:style-name="T22_96"><text:s/></text:span><text:span text:style-name="T22_97">upper</text:span><text:span text:style-name="T22_98"><text:s/></text:span><text:span text:style-name="T22_99">management</text:span><text:span text:style-name="T22_100"><text:s/></text:span><text:span text:style-name="T22_101">to</text:span><text:span text:style-name="T22_102"><text:s/></text:span><text:span text:style-name="T22_103">fix</text:span><text:span text:style-name="T22_104"><text:s/></text:span><text:span text:style-name="T22_105">it</text:span><text:span text:style-name="T22_106"><text:s/></text:span><text:span text:style-name="T22_107">and</text:span><text:span text:style-name="T22_108"><text:s/></text:span><text:span text:style-name="T22_109">get</text:span><text:span text:style-name="T22_110"><text:s/></text:span><text:span text:style-name="T22_111">production</text:span><text:span text:style-name="T22_112"><text:s/></text:span><text:span text:style-name="T22_113">back</text:span><text:span text:style-name="T22_114"><text:s/></text:span><text:span text:style-name="T22_115">to</text:span><text:span text:style-name="T22_116"><text:s/>100%<text:s/></text:span><text:span text:style-name="T22_117">as</text:span><text:span text:style-name="T22_118"><text:s/></text:span><text:span text:style-name="T22_119">fast</text:span><text:span text:style-name="T22_120"><text:s/></text:span><text:span text:style-name="T22_121">as</text:span><text:span text:style-name="T22_122"><text:s/></text:span><text:span text:style-name="T22_123">possible</text:span><text:span text:style-name="T22_124">.</text:span></text:p>
            <text:p text:style-name="P23"/>
          </table:table-cell>
        </table:table-row>
        <table:table-row table:style-name="Row10">
          <table:table-cell table:style-name="Cell10">
            <text:list text:style-name="LS1" xml:id="list7" text:continue-list="list0">
              <text:list-item>
                <text:p text:style-name="P24"><text:span text:style-name="T24_1">Are</text:span><text:span text:style-name="T24_2"><text:s/></text:span><text:span text:style-name="T24_3">special</text:span><text:span text:style-name="T24_4"><text:s/></text:span><text:span text:style-name="T24_5">projects</text:span><text:span text:style-name="T24_6">/</text:span><text:span text:style-name="T24_7">committees</text:span><text:span text:style-name="T24_8"><text:s/></text:span><text:span text:style-name="T24_9">or</text:span><text:span text:style-name="T24_10"><text:s/></text:span><text:span text:style-name="T24_11">team</text:span><text:span text:style-name="T24_12"><text:s/></text:span><text:span text:style-name="T24_13">projects</text:span><text:span text:style-name="T24_14">/</text:span><text:span text:style-name="T24_15">committees</text:span><text:span text:style-name="T24_16"><text:s/></text:span><text:span text:style-name="T24_17">assigned</text:span><text:span text:style-name="T24_18">?<text:s/></text:span><text:span text:style-name="T24_19">Explain</text:span><text:span text:style-name="T24_20">.<text:s/></text:span></text:p>
              </text:list-item>
            </text:list>
            <text:p text:style-name="P25"><text:span text:style-name="T25_1">Interviewee</text:span><text:span text:style-name="T25_2"><text:s/></text:span><text:span text:style-name="T25_3">Response</text:span><text:span text:style-name="T25_4">:</text:span><text:span text:style-name="T25_5">Yes</text:span><text:span text:style-name="T25_6">,<text:s/></text:span><text:span text:style-name="T25_7">sometimes</text:span><text:span text:style-name="T25_8"><text:s/></text:span><text:span text:style-name="T25_9">I</text:span><text:span text:style-name="T25_10"><text:s/></text:span><text:span text:style-name="T25_11">am</text:span><text:span text:style-name="T25_12"><text:s/></text:span><text:span text:style-name="T25_13">tasked</text:span><text:span text:style-name="T25_14"><text:s/></text:span><text:span text:style-name="T25_15">with</text:span><text:span text:style-name="T25_16"><text:s/></text:span><text:span text:style-name="T25_17">finding</text:span><text:span text:style-name="T25_18"><text:s/></text:span><text:span text:style-name="T25_19">contractors</text:span><text:span text:style-name="T25_20">,<text:s/></text:span><text:span text:style-name="T25_21">or</text:span><text:span text:style-name="T25_22"><text:s/></text:span><text:span text:style-name="T25_23">developing</text:span><text:span text:style-name="T25_24"><text:s/></text:span><text:span text:style-name="T25_25">projects</text:span><text:span text:style-name="T25_26">.<text:s/></text:span><text:span text:style-name="T25_27">When</text:span><text:span text:style-name="T25_28"><text:s/></text:span><text:span text:style-name="T25_29">I</text:span><text:span text:style-name="T25_30"><text:s/></text:span><text:span text:style-name="T25_31">do</text:span><text:span text:style-name="T25_32"><text:s/></text:span><text:span text:style-name="T25_33">the</text:span><text:span text:style-name="T25_34"><text:s/></text:span><text:span text:style-name="T25_35">later</text:span><text:span text:style-name="T25_36"><text:s/></text:span><text:span text:style-name="T25_37">it</text:span><text:span text:style-name="T25_38"><text:s/></text:span><text:span text:style-name="T25_39">is</text:span><text:span text:style-name="T25_40"><text:s/></text:span><text:span text:style-name="T25_41">also</text:span><text:span text:style-name="T25_42"><text:s/></text:span><text:span text:style-name="T25_43">my</text:span><text:span text:style-name="T25_44"><text:s/></text:span><text:span text:style-name="T25_45">job</text:span><text:span text:style-name="T25_46"><text:s/></text:span><text:span text:style-name="T25_47">to</text:span><text:span text:style-name="T25_48"><text:s/></text:span><text:span text:style-name="T25_49">use</text:span><text:span text:style-name="T25_50"><text:s/></text:span><text:span text:style-name="T25_51">my</text:span><text:span text:style-name="T25_52"><text:s/></text:span><text:span text:style-name="T25_53">team</text:span><text:span text:style-name="T25_54"><text:s/></text:span><text:span text:style-name="T25_55">to</text:span><text:span text:style-name="T25_56"><text:s/></text:span><text:span text:style-name="T25_57">assessing</text:span><text:span text:style-name="T25_58"><text:s/></text:span><text:span text:style-name="T25_59">tasks</text:span><text:span text:style-name="T25_60"><text:s/></text:span><text:span text:style-name="T25_61">and</text:span><text:span text:style-name="T25_62"><text:s/></text:span><text:span text:style-name="T25_63">have</text:span><text:span text:style-name="T25_64"><text:s/></text:span><text:span text:style-name="T25_65">them</text:span><text:span text:style-name="T25_66"><text:s/></text:span><text:span text:style-name="T25_67">report</text:span><text:span text:style-name="T25_68"><text:s/></text:span><text:span text:style-name="T25_69">directly</text:span><text:span text:style-name="T25_70"><text:s/></text:span><text:span text:style-name="T25_71">to</text:span><text:span text:style-name="T25_72"><text:s/></text:span><text:span text:style-name="T25_73">me</text:span><text:span text:style-name="T25_74">.</text:span></text:p>
            <text:p text:style-name="P26"/>
            <text:p text:style-name="P27"/>
            <text:p text:style-name="P28"/>
          </table:table-cell>
        </table:table-row>
        <table:table-row table:style-name="Row11">
          <table:table-cell table:style-name="Cell11">
            <text:list text:style-name="LS1" xml:id="list8" text:continue-list="list0">
              <text:list-item>
                <text:p text:style-name="P29"><text:span text:style-name="T29_1">What</text:span><text:span text:style-name="T29_2"><text:s/></text:span><text:span text:style-name="T29_3">are</text:span><text:span text:style-name="T29_4"><text:s/></text:span><text:span text:style-name="T29_5">the</text:span><text:span text:style-name="T29_6"><text:s/></text:span><text:span text:style-name="T29_7">skills</text:span><text:span text:style-name="T29_8"><text:s/></text:span><text:span text:style-name="T29_9">that</text:span><text:span text:style-name="T29_10"><text:s/></text:span><text:span text:style-name="T29_11">are</text:span><text:span text:style-name="T29_12"><text:s/></text:span><text:span text:style-name="T29_13">most</text:span><text:span text:style-name="T29_14"><text:s/></text:span><text:span text:style-name="T29_15">important</text:span><text:span text:style-name="T29_16"><text:s/></text:span><text:span text:style-name="T29_17">for</text:span><text:span text:style-name="T29_18"><text:s/></text:span><text:span text:style-name="T29_19">a</text:span><text:span text:style-name="T29_20"><text:s/></text:span><text:span text:style-name="T29_21">position</text:span><text:span text:style-name="T29_22"><text:s/></text:span><text:span text:style-name="T29_23">in</text:span><text:span text:style-name="T29_24"><text:s/></text:span><text:span text:style-name="T29_25">this</text:span><text:span text:style-name="T29_26"><text:s/></text:span><text:span text:style-name="T29_27">field</text:span><text:span text:style-name="T29_28">?</text:span></text:p>
              </text:list-item>
            </text:list>
            <text:p text:style-name="P30"/>
            <text:p text:style-name="P31"><text:span text:style-name="T31_1">Interviewee</text:span><text:span text:style-name="T31_2"><text:s/></text:span><text:span text:style-name="T31_3">Response</text:span><text:span text:style-name="T31_4">:<text:s/></text:span><text:span text:style-name="T31_5">Analytical</text:span><text:span text:style-name="T31_6"><text:s/></text:span><text:span text:style-name="T31_7">skills</text:span><text:span text:style-name="T31_8">.<text:s/></text:span><text:span text:style-name="T31_9">Knowing</text:span><text:span text:style-name="T31_10"><text:s/></text:span><text:span text:style-name="T31_11">when</text:span><text:span text:style-name="T31_12"><text:s/></text:span><text:span text:style-name="T31_13">a</text:span><text:span text:style-name="T31_14"><text:s/></text:span><text:span text:style-name="T31_15">problem</text:span><text:span text:style-name="T31_16"><text:s/></text:span><text:span text:style-name="T31_17">needs</text:span><text:span text:style-name="T31_18"><text:s/></text:span><text:span text:style-name="T31_19">immediate</text:span><text:span text:style-name="T31_20"><text:s/></text:span><text:span text:style-name="T31_21">attention</text:span><text:span text:style-name="T31_22">,<text:s/></text:span><text:span text:style-name="T31_23">intermediate</text:span><text:span text:style-name="T31_24">,<text:s/></text:span><text:span text:style-name="T31_25">or</text:span><text:span text:style-name="T31_26"><text:s/></text:span><text:span text:style-name="T31_27">minor</text:span><text:span text:style-name="T31_28">,<text:s/></text:span><text:span text:style-name="T31_29">as</text:span><text:span text:style-name="T31_30"><text:s/></text:span><text:span text:style-name="T31_31">well</text:span><text:span text:style-name="T31_32"><text:s/></text:span><text:span text:style-name="T31_33">as</text:span><text:span text:style-name="T31_34"><text:s/></text:span><text:span text:style-name="T31_35">good</text:span><text:span text:style-name="T31_36"><text:s/></text:span><text:span text:style-name="T31_37">inter</text:span><text:span text:style-name="T31_38"><text:s/></text:span><text:span text:style-name="T31_39">personal</text:span><text:span text:style-name="T31_40"><text:s/></text:span><text:span text:style-name="T31_41">skills</text:span><text:span text:style-name="T31_42"><text:s/></text:span><text:span text:style-name="T31_43">when</text:span><text:span text:style-name="T31_44"><text:s/></text:span><text:span text:style-name="T31_45">dealing</text:span><text:span text:style-name="T31_46"><text:s/></text:span><text:span text:style-name="T31_47">with</text:span><text:span text:style-name="T31_48"><text:s/></text:span><text:span text:style-name="T31_49">underlings</text:span><text:span text:style-name="T31_50"><text:s/></text:span><text:span text:style-name="T31_51">and</text:span><text:span text:style-name="T31_52"><text:s/></text:span><text:span text:style-name="T31_53">upper</text:span><text:span text:style-name="T31_54"><text:s/></text:span><text:span text:style-name="T31_55">management</text:span><text:span text:style-name="T31_56"><text:s/></text:span><text:span text:style-name="T31_57">both</text:span><text:span text:style-name="T31_58">,<text:s/></text:span><text:span text:style-name="T31_59">as</text:span><text:span text:style-name="T31_60"><text:s/></text:span><text:span text:style-name="T31_61">well</text:span><text:span text:style-name="T31_62"><text:s/></text:span><text:span text:style-name="T31_63">as</text:span><text:span text:style-name="T31_64"><text:s/></text:span><text:span text:style-name="T31_65">contractors</text:span><text:span text:style-name="T31_66">.</text:span></text:p>
            <text:p text:style-name="P32"/>
          </table:table-cell>
        </table:table-row>
        <table:table-row table:style-name="Row12">
          <table:table-cell table:style-name="Cell12">
            <text:list text:style-name="LS1" xml:id="list9" text:continue-list="list0">
              <text:list-item>
                <text:p text:style-name="P33"><text:span text:style-name="T33_1">How</text:span><text:span text:style-name="T33_2"><text:s/></text:span><text:span text:style-name="T33_3">does</text:span><text:span text:style-name="T33_4"><text:s/></text:span><text:span text:style-name="T33_5">your</text:span><text:span text:style-name="T33_6"><text:s/></text:span><text:span text:style-name="T33_7">company</text:span><text:span text:style-name="T33_8"><text:s/></text:span><text:span text:style-name="T33_9">differ</text:span><text:span text:style-name="T33_10"><text:s/></text:span><text:span text:style-name="T33_11">from</text:span><text:span text:style-name="T33_12"><text:s/></text:span><text:span text:style-name="T33_13">its</text:span><text:span text:style-name="T33_14"><text:s/></text:span><text:span text:style-name="T33_15">competitors</text:span><text:span text:style-name="T33_16">?</text:span></text:p>
              </text:list-item>
            </text:list>
            <text:p text:style-name="P34"/>
            <text:p text:style-name="P35"><text:span text:style-name="T35_1">Interviewee</text:span><text:span text:style-name="T35_2"><text:s/></text:span><text:span text:style-name="T35_3">Response</text:span><text:span text:style-name="T35_4">:<text:s/></text:span><text:span text:style-name="T35_5">Unlike</text:span><text:span text:style-name="T35_6"><text:s/></text:span><text:span text:style-name="T35_7">the</text:span><text:span text:style-name="T35_8"><text:s/></text:span><text:span text:style-name="T35_9">big</text:span><text:span text:style-name="T35_10"><text:s/></text:span><text:span text:style-name="T35_11">three</text:span><text:span text:style-name="T35_12">,<text:s/></text:span><text:span text:style-name="T35_13">or</text:span><text:span text:style-name="T35_14"><text:s/></text:span><text:span text:style-name="T35_15">their</text:span><text:span text:style-name="T35_16"><text:s/></text:span><text:span text:style-name="T35_17">suppliers</text:span><text:span text:style-name="T35_18">,<text:s/></text:span><text:span text:style-name="T35_19">a</text:span><text:span text:style-name="T35_20">re</text:span><text:span text:style-name="T35_21"><text:s/></text:span><text:span text:style-name="T35_22">products</text:span><text:span text:style-name="T35_23"><text:s/></text:span><text:span text:style-name="T35_24">aren</text:span><text:span text:style-name="T35_25">’</text:span><text:span text:style-name="T35_26">t</text:span><text:span text:style-name="T35_27"><text:s/></text:span><text:span text:style-name="T35_28">intended</text:span><text:span text:style-name="T35_29"><text:s/></text:span><text:span text:style-name="T35_30">for</text:span><text:span text:style-name="T35_31"><text:s/></text:span><text:span text:style-name="T35_32">the</text:span><text:span text:style-name="T35_33"><text:s/></text:span><text:span text:style-name="T35_34">initial</text:span><text:span text:style-name="T35_35"><text:s/></text:span><text:span text:style-name="T35_36">market</text:span><text:span text:style-name="T35_37">.<text:s/></text:span><text:span text:style-name="T35_38">We</text:span><text:span text:style-name="T35_39">’</text:span><text:span text:style-name="T35_40">re</text:span><text:span text:style-name="T35_41"><text:s/></text:span><text:span text:style-name="T35_42">a</text:span><text:span text:style-name="T35_43"><text:s/></text:span><text:span text:style-name="T35_44">replacement</text:span><text:span text:style-name="T35_45"><text:s/></text:span><text:span text:style-name="T35_46">part</text:span><text:span text:style-name="T35_47"><text:s/></text:span><text:span text:style-name="T35_48">speciality</text:span><text:span text:style-name="T35_49">.<text:s/></text:span><text:span text:style-name="T35_50">While</text:span><text:span text:style-name="T35_51"><text:s/></text:span><text:span text:style-name="T35_52">there</text:span><text:span text:style-name="T35_53"><text:s/></text:span><text:span text:style-name="T35_54">are</text:span><text:span text:style-name="T35_55"><text:s/></text:span><text:span text:style-name="T35_56">some</text:span><text:span text:style-name="T35_57"><text:s/></text:span><text:span text:style-name="T35_58">competitors</text:span><text:span text:style-name="T35_59">,<text:s/></text:span><text:span text:style-name="T35_60">it</text:span><text:span text:style-name="T35_61"><text:s/></text:span><text:span text:style-name="T35_62">isn</text:span><text:span text:style-name="T35_63">’</text:span><text:span text:style-name="T35_64">t</text:span><text:span text:style-name="T35_65"><text:s/></text:span><text:span text:style-name="T35_66">as</text:span><text:span text:style-name="T35_67"><text:s text:c="2"/></text:span><text:span text:style-name="T35_68">heavy</text:span><text:span text:style-name="T35_69"><text:s/></text:span><text:span text:style-name="T35_70">as</text:span><text:span text:style-name="T35_71"><text:s/></text:span><text:span text:style-name="T35_72">other</text:span><text:span text:style-name="T35_73"><text:s/></text:span><text:span text:style-name="T35_74">automotive</text:span><text:span text:style-name="T35_75"><text:s/></text:span><text:span text:style-name="T35_76">industries</text:span><text:span text:style-name="T35_77">.</text:span></text:p>
            <text:p text:style-name="P36"/>
          </table:table-cell>
        </table:table-row>
        <table:table-row table:style-name="Row13">
          <table:table-cell table:style-name="Cell13">
            <text:list text:style-name="LS1" xml:id="list10" text:continue-list="list0">
              <text:list-item>
                <text:p text:style-name="P37"><text:span text:style-name="T37_1">What</text:span><text:span text:style-name="T37_2"><text:s/></text:span><text:span text:style-name="T37_3">can</text:span><text:span text:style-name="T37_4"><text:s/></text:span><text:span text:style-name="T37_5">you</text:span><text:span text:style-name="T37_6"><text:s/></text:span><text:span text:style-name="T37_7">tell</text:span><text:span text:style-name="T37_8"><text:s/></text:span><text:span text:style-name="T37_9">me</text:span><text:span text:style-name="T37_10"><text:s/></text:span><text:span text:style-name="T37_11">about</text:span><text:span text:style-name="T37_12"><text:s/></text:span><text:span text:style-name="T37_13">the</text:span><text:span text:style-name="T37_14"><text:s/></text:span><text:span text:style-name="T37_15">corporate</text:span><text:span text:style-name="T37_16"><text:s/></text:span><text:span text:style-name="T37_17">culture</text:span><text:span text:style-name="T37_18">?<text:s/>(</text:span><text:span text:style-name="T37_19">Note</text:span><text:span text:style-name="T37_20">-</text:span><text:span text:style-name="T37_21">you</text:span><text:span text:style-name="T37_22"><text:s/></text:span><text:span text:style-name="T37_23">may</text:span><text:span text:style-name="T37_24"><text:s/></text:span><text:span text:style-name="T37_25">need</text:span><text:span text:style-name="T37_26"><text:s/></text:span><text:span text:style-name="T37_27">to</text:span><text:span text:style-name="T37_28"><text:s/></text:span><text:span text:style-name="T37_29">research</text:span><text:span text:style-name="T37_30"><text:s/></text:span><text:span text:style-name="T37_31">corporate</text:span><text:span text:style-name="T37_32"><text:s/></text:span><text:span text:style-name="T37_33">culture</text:span><text:span text:style-name="T37_34"><text:s/></text:span><text:span text:style-name="T37_35">before</text:span><text:span text:style-name="T37_36"><text:s/></text:span><text:span text:style-name="T37_37">your</text:span><text:span text:style-name="T37_38"><text:s/></text:span><text:span text:style-name="T37_39">interview</text:span><text:span text:style-name="T37_40">!<text:s/></text:span><text:span text:style-name="T37_41">Make</text:span><text:span text:style-name="T37_42"><text:s/></text:span><text:span text:style-name="T37_43">sure</text:span><text:span text:style-name="T37_44"><text:s/></text:span><text:span text:style-name="T37_45">you</text:span><text:span text:style-name="T37_46"><text:s/></text:span><text:span text:style-name="T37_47">understand</text:span><text:span text:style-name="T37_48"><text:s/></text:span><text:span text:style-name="T37_49">this</text:span><text:span text:style-name="T37_50"><text:s/></text:span><text:span text:style-name="T37_51">concept</text:span><text:span text:style-name="T37_52">!)</text:span></text:p>
              </text:list-item>
            </text:list>
            <text:p text:style-name="P38"/>
            <text:p text:style-name="P39"><text:span text:style-name="T39_1">Interviewee</text:span><text:span text:style-name="T39_2"><text:s/></text:span><text:span text:style-name="T39_3">Response</text:span><text:span text:style-name="T39_4">:<text:s/></text:span><text:span text:style-name="T39_5">It</text:span><text:span text:style-name="T39_6"><text:s/></text:span><text:span text:style-name="T39_7">is</text:span><text:span text:style-name="T39_8"><text:s/></text:span><text:span text:style-name="T39_9">a</text:span><text:span text:style-name="T39_10"><text:s/></text:span><text:span text:style-name="T39_11">very</text:span><text:span text:style-name="T39_12"><text:s/></text:span><text:span text:style-name="T39_13">solid</text:span><text:span text:style-name="T39_14"><text:s/></text:span><text:span text:style-name="T39_15">syste</text:span><text:span text:style-name="T39_16">m</text:span><text:span text:style-name="T39_17">,<text:s/></text:span><text:span text:style-name="T39_18">almost</text:span><text:span text:style-name="T39_19"><text:s/></text:span><text:span text:style-name="T39_20">like</text:span><text:span text:style-name="T39_21"><text:s/></text:span><text:span text:style-name="T39_22">the</text:span><text:span text:style-name="T39_23"><text:s/></text:span><text:span text:style-name="T39_24">military</text:span><text:span text:style-name="T39_25"><text:s/></text:span><text:span text:style-name="T39_26">in</text:span><text:span text:style-name="T39_27"><text:s/></text:span><text:span text:style-name="T39_28">the</text:span><text:span text:style-name="T39_29"><text:s/></text:span><text:span text:style-name="T39_30">way</text:span><text:span text:style-name="T39_31"><text:s/></text:span><text:span text:style-name="T39_32">the</text:span><text:span text:style-name="T39_33"><text:s/></text:span><text:span text:style-name="T39_34">chain</text:span><text:span text:style-name="T39_35"><text:s/></text:span><text:span text:style-name="T39_36">of</text:span><text:span text:style-name="T39_37"><text:s/></text:span><text:span text:style-name="T39_38">command</text:span><text:span text:style-name="T39_39"><text:s/></text:span><text:span text:style-name="T39_40">is</text:span><text:span text:style-name="T39_41"><text:s/></text:span><text:span text:style-name="T39_42">followed</text:span><text:span text:style-name="T39_43">.<text:s/></text:span><text:span text:style-name="T39_44">There</text:span><text:span text:style-name="T39_45"><text:s/></text:span><text:span text:style-name="T39_46">is</text:span><text:span text:style-name="T39_47"><text:s/></text:span><text:span text:style-name="T39_48">a</text:span><text:span text:style-name="T39_49"><text:s/></text:span><text:span text:style-name="T39_50">no</text:span><text:span text:style-name="T39_51"><text:s/></text:span><text:span text:style-name="T39_52">nonsense</text:span><text:span text:style-name="T39_53"><text:s/></text:span><text:span text:style-name="T39_54">air</text:span><text:span text:style-name="T39_55"><text:s/></text:span><text:span text:style-name="T39_56">to</text:span><text:span text:style-name="T39_57"><text:s/></text:span><text:span text:style-name="T39_58">the</text:span><text:span text:style-name="T39_59"><text:s/></text:span><text:span text:style-name="T39_60">way</text:span><text:span text:style-name="T39_61"><text:s/></text:span><text:span text:style-name="T39_62">things</text:span><text:span text:style-name="T39_63"><text:s/></text:span><text:span text:style-name="T39_64">are</text:span><text:span text:style-name="T39_65"><text:s/></text:span><text:span text:style-name="T39_66">done</text:span><text:span text:style-name="T39_67"><text:s/></text:span><text:span text:style-name="T39_68">and</text:span><text:span text:style-name="T39_69"><text:s/></text:span><text:span text:style-name="T39_70">expected</text:span><text:span text:style-name="T39_71"><text:s/></text:span><text:span text:style-name="T39_72">to</text:span><text:span text:style-name="T39_73"><text:s/></text:span><text:span text:style-name="T39_74">be</text:span><text:span text:style-name="T39_75"><text:s/></text:span><text:span text:style-name="T39_76">done</text:span><text:span text:style-name="T39_77">.<text:s/></text:span><text:span text:style-name="T39_78">However</text:span><text:span text:style-name="T39_79">,<text:s/></text:span><text:span text:style-name="T39_80">it</text:span><text:span text:style-name="T39_81"><text:s/></text:span><text:span text:style-name="T39_82">is</text:span><text:span text:style-name="T39_83"><text:s/></text:span><text:span text:style-name="T39_84">still</text:span><text:span text:style-name="T39_85"><text:s/></text:span><text:span text:style-name="T39_86">a</text:span><text:span text:style-name="T39_87"><text:s/></text:span><text:span text:style-name="T39_88">good</text:span><text:span text:style-name="T39_89"><text:s/></text:span><text:span text:style-name="T39_90">environment</text:span><text:span text:style-name="T39_91"><text:s/></text:span><text:span text:style-name="T39_92">to</text:span><text:span text:style-name="T39_93"><text:s/></text:span><text:span text:style-name="T39_94">work</text:span><text:span text:style-name="T39_95"><text:s/></text:span><text:span text:style-name="T39_96">in</text:span><text:span text:style-name="T39_97"><text:s/></text:span><text:span text:style-name="T39_98">and</text:span><text:span text:style-name="T39_99"><text:s/></text:span><text:span text:style-name="T39_100">employees</text:span><text:span text:style-name="T39_101"><text:s/></text:span><text:span text:style-name="T39_102">are</text:span><text:span text:style-name="T39_103"><text:s/></text:span><text:span text:style-name="T39_104">treated</text:span><text:span text:style-name="T39_105"><text:s/></text:span><text:span text:style-name="T39_106">fairly</text:span><text:span text:style-name="T39_107">.</text:span></text:p>
            <text:p text:style-name="P40"/>
            <text:p text:style-name="P41"/>
            <text:p text:style-name="P42"/>
          </table:table-cell>
        </table:table-row>
        <table:table-row table:style-name="Row14">
          <table:table-cell table:style-name="Cell14">
            <text:list text:style-name="LS1" xml:id="list11" text:continue-list="list0">
              <text:list-item>
                <text:p text:style-name="P43"><text:span text:style-name="T43_1">How</text:span><text:span text:style-name="T43_2"><text:s/></text:span><text:span text:style-name="T43_3">is</text:span><text:span text:style-name="T43_4"><text:s/></text:span><text:span text:style-name="T43_5">the</text:span><text:span text:style-name="T43_6"><text:s/></text:span><text:span text:style-name="T43_7">economy</text:span><text:span text:style-name="T43_8"><text:s/></text:span><text:span text:style-name="T43_9">affecting</text:span><text:span text:style-name="T43_10"><text:s/></text:span><text:span text:style-name="T43_11">this</text:span><text:span text:style-name="T43_12"><text:s/></text:span><text:span text:style-name="T43_13">industry</text:span><text:span text:style-name="T43_14">?</text:span></text:p>
              </text:list-item>
            </text:list>
            <text:p text:style-name="P44"/>
            <text:p text:style-name="P45"><text:span text:style-name="T45_1">Interviewee</text:span><text:span text:style-name="T45_2"><text:s/></text:span><text:span text:style-name="T45_3">Response</text:span><text:span text:style-name="T45_4">:<text:s/></text:span><text:span text:style-name="T45_5">i</text:span><text:span text:style-name="T45_6"><text:s/></text:span><text:span text:style-name="T45_7">would</text:span><text:span text:style-name="T45_8"><text:s/></text:span><text:span text:style-name="T45_9">believe</text:span><text:span text:style-name="T45_10"><text:s/></text:span><text:span text:style-name="T45_11">that</text:span><text:span text:style-name="T45_12"><text:s/></text:span><text:span text:style-name="T45_13">the</text:span><text:span text:style-name="T45_14"><text:s/></text:span><text:span text:style-name="T45_15">current</text:span><text:span text:style-name="T45_16"><text:s/></text:span><text:span text:style-name="T45_17">economy</text:span><text:span text:style-name="T45_18"><text:s/></text:span><text:span text:style-name="T45_19">is</text:span><text:span text:style-name="T45_20"><text:s/></text:span><text:span text:style-name="T45_21">helping</text:span><text:span text:style-name="T45_22"><text:s/></text:span><text:span text:style-name="T45_23">the</text:span><text:span text:style-name="T45_24"><text:s/></text:span><text:span text:style-name="T45_25">industry</text:span><text:span text:style-name="T45_26"><text:s/></text:span><text:span text:style-name="T45_27">and</text:span><text:span text:style-name="T45_28"><text:s/></text:span><text:span text:style-name="T45_29">that</text:span><text:span text:style-name="T45_30"><text:s/></text:span><text:span text:style-name="T45_31">would</text:span><text:span text:style-name="T45_32"><text:s/></text:span><text:span text:style-name="T45_33">seem</text:span><text:span text:style-name="T45_34"><text:s/></text:span><text:span text:style-name="T45_35">to</text:span><text:span text:style-name="T45_36"><text:s/></text:span><text:span text:style-name="T45_37">be</text:span><text:span text:style-name="T45_38"><text:s/></text:span><text:span text:style-name="T45_39">confirmed</text:span><text:span text:style-name="T45_40"><text:s/></text:span><text:span text:style-name="T45_41">by</text:span><text:span text:style-name="T45_42"><text:s/></text:span><text:span text:style-name="T45_43">an</text:span><text:span text:style-name="T45_44"><text:s/></text:span><text:span text:style-name="T45_45">increase</text:span><text:span text:style-name="T45_46"><text:s/></text:span><text:span text:style-name="T45_47">in</text:span><text:span text:style-name="T45_48"><text:s/></text:span><text:span text:style-name="T45_49">hiring</text:span><text:span text:style-name="T45_50"><text:s/></text:span><text:span text:style-name="T45_51">in</text:span><text:span text:style-name="T45_52"><text:s/></text:span><text:span text:style-name="T45_53">all</text:span><text:span text:style-name="T45_54"><text:s/></text:span><text:span text:style-name="T45_55">departments</text:span><text:span text:style-name="T45_56">,<text:s/></text:span><text:span text:style-name="T45_57">as</text:span><text:span text:style-name="T45_58"><text:s/></text:span><text:span text:style-name="T45_59">well</text:span><text:span text:style-name="T45_60"><text:s/></text:span><text:span text:style-name="T45_61">as</text:span><text:span text:style-name="T45_62"><text:s/></text:span><text:span text:style-name="T45_63">the</text:span><text:span text:style-name="T45_64"><text:s/></text:span><text:span text:style-name="T45_65">work</text:span><text:span text:style-name="T45_66"><text:s/></text:span><text:span text:style-name="T45_67">load</text:span><text:span text:style-name="T45_68"><text:s/></text:span><text:span text:style-name="T45_69">on</text:span><text:span text:style-name="T45_70"><text:s/></text:span><text:span text:style-name="T45_71">the</text:span><text:span text:style-name="T45_72"><text:s/></text:span><text:span text:style-name="T45_73">floor</text:span><text:span text:style-name="T45_74">.</text:span></text:p>
            <text:p text:style-name="P46"/>
          </table:table-cell>
        </table:table-row>
        <table:table-row table:style-name="Row15">
          <table:table-cell table:style-name="Cell15">
            <text:list text:style-name="LS1" xml:id="list12" text:continue-list="list0">
              <text:list-item>
                <text:p text:style-name="P47"><text:span text:style-name="T47_1">Do</text:span><text:span text:style-name="T47_2"><text:s/></text:span><text:span text:style-name="T47_3">you</text:span><text:span text:style-name="T47_4"><text:s/></text:span><text:span text:style-name="T47_5">belong</text:span><text:span text:style-name="T47_6"><text:s/></text:span><text:span text:style-name="T47_7">to</text:span><text:span text:style-name="T47_8"><text:s/></text:span><text:span text:style-name="T47_9">any</text:span><text:span text:style-name="T47_10"><text:s/></text:span><text:span text:style-name="T47_11">professional</text:span><text:span text:style-name="T47_12"><text:s/></text:span><text:span text:style-name="T47_13">organizations</text:span><text:span text:style-name="T47_14">,<text:s/></text:span><text:span text:style-name="T47_15">have</text:span><text:span text:style-name="T47_16"><text:s/></text:span><text:span text:style-name="T47_17">a</text:span><text:span text:style-name="T47_18"><text:s/></text:span><text:span text:style-name="T47_19">licensure</text:span><text:span text:style-name="T47_20"><text:s/></text:span><text:span text:style-name="T47_21">and</text:span><text:span text:style-name="T47_22">/</text:span><text:span text:style-name="T47_23">or</text:span><text:span text:style-name="T47_24"><text:s/></text:span><text:span text:style-name="T47_25">certifications</text:span><text:span text:style-name="T47_26">?<text:s/></text:span><text:span text:style-name="T47_27">Are</text:span><text:span text:style-name="T47_28"><text:s/></text:span><text:span text:style-name="T47_29">there</text:span><text:span text:style-name="T47_30"><text:s/></text:span><text:span text:style-name="T47_31">any</text:span><text:span text:style-name="T47_32"><text:s/></text:span><text:span text:style-name="T47_33">written</text:span><text:span text:style-name="T47_34"><text:s/></text:span><text:span text:style-name="T47_35">materials</text:span><text:span text:style-name="T47_36"><text:s/></text:span><text:span text:style-name="T47_37">or</text:span><text:span text:style-name="T47_38"><text:s/></text:span><text:span text:style-name="T47_39">websites</text:span><text:span text:style-name="T47_40"><text:s/></text:span><text:span text:style-name="T47_41">you</text:span><text:span text:style-name="T47_42"><text:s/></text:span><text:span text:style-name="T47_43">suggest</text:span><text:span text:style-name="T47_44"><text:s/></text:span><text:span text:style-name="T47_45">I</text:span><text:span text:style-name="T47_46"><text:s/></text:span><text:span text:style-name="T47_47">read</text:span><text:span text:style-name="T47_48">/</text:span><text:span text:style-name="T47_49">review</text:span><text:span text:style-name="T47_50">?<text:s/></text:span><text:span text:style-name="T47_51">Explain</text:span></text:p>
              </text:list-item>
            </text:list>
            <text:p text:style-name="P48"/>
            <text:p text:style-name="P49"><text:span text:style-name="T49_1">Interviewee</text:span><text:span text:style-name="T49_2"><text:s/></text:span><text:span text:style-name="T49_3">Response</text:span><text:span text:style-name="T49_4">:<text:s/></text:span><text:span text:style-name="T49_5">Other</text:span><text:span text:style-name="T49_6"><text:s/></text:span><text:span text:style-name="T49_7">thank</text:span><text:span text:style-name="T49_8"><text:s/></text:span><text:span text:style-name="T49_9">LinkedIn</text:span><text:span text:style-name="T49_10"><text:s/></text:span><text:span text:style-name="T49_11">and</text:span><text:span text:style-name="T49_12"><text:s/></text:span><text:span text:style-name="T49_13">social</text:span><text:span text:style-name="T49_14"><text:s/></text:span><text:span text:style-name="T49_15">media</text:span><text:span text:style-name="T49_16"><text:s/></text:span><text:span text:style-name="T49_17">I</text:span><text:span text:style-name="T49_18">’</text:span><text:span text:style-name="T49_19">m</text:span><text:span text:style-name="T49_20"><text:s/></text:span><text:span text:style-name="T49_21">also</text:span><text:span text:style-name="T49_22"><text:s/></text:span><text:span text:style-name="T49_23">a</text:span><text:span text:style-name="T49_24"><text:s/></text:span><text:span text:style-name="T49_25">member</text:span><text:span text:style-name="T49_26"><text:s/></text:span><text:span text:style-name="T49_27">of</text:span><text:span text:style-name="T49_28"><text:s/></text:span><text:span text:style-name="T49_29">other</text:span><text:span text:style-name="T49_30"><text:s/></text:span><text:span text:style-name="T49_31">sites</text:span><text:span text:style-name="T49_32"><text:s/></text:span><text:span text:style-name="T49_33">such</text:span><text:span text:style-name="T49_34"><text:s/></text:span><text:span text:style-name="T49_35">as</text:span><text:span text:style-name="T49_36"><text:s/></text:span><text:span text:style-name="T49_37">Github</text:span><text:span text:style-name="T49_38"><text:s/></text:span><text:span text:style-name="T49_39">and</text:span><text:span text:style-name="T49_40"><text:s/></text:span><text:span text:style-name="T49_41">other</text:span><text:span text:style-name="T49_42"><text:s/></text:span><text:span text:style-name="T49_43">technical</text:span><text:span text:style-name="T49_44"><text:s/></text:span><text:span text:style-name="T49_45">sites</text:span><text:span text:style-name="T49_46">.<text:s/></text:span><text:span text:style-name="T49_47">Our</text:span><text:span text:style-name="T49_48"><text:s/></text:span><text:span text:style-name="T49_49">company</text:span><text:span text:style-name="T49_50"><text:s/></text:span><text:span text:style-name="T49_51">website</text:span><text:span text:style-name="T49_52"><text:s/></text:span><text:span text:style-name="T49_53">is</text:span><text:span text:style-name="T49_54"><text:s/></text:span><text:span text:style-name="T49_55">very</text:span><text:span text:style-name="T49_56"><text:s/></text:span><text:span text:style-name="T49_57">educational</text:span><text:span text:style-name="T49_58"><text:s/></text:span><text:span text:style-name="T49_59">as</text:span><text:span text:style-name="T49_60"><text:s/></text:span><text:span text:style-name="T49_61">into</text:span><text:span text:style-name="T49_62"><text:s/></text:span><text:span text:style-name="T49_63">what</text:span><text:span text:style-name="T49_64"><text:s/></text:span><text:span text:style-name="T49_65">we</text:span><text:span text:style-name="T49_66"><text:s/></text:span><text:span text:style-name="T49_67">do</text:span><text:span text:style-name="T49_68"><text:s/></text:span><text:span text:style-name="T49_69">and</text:span><text:span text:style-name="T49_70"><text:s/></text:span><text:span text:style-name="T49_71">how</text:span><text:span text:style-name="T49_72">.</text:span></text:p>
            <text:p text:style-name="P50"/>
          </table:table-cell>
        </table:table-row>
        <table:table-row table:style-name="Row16">
          <table:table-cell table:style-name="Cell16">
            <text:list text:style-name="LS1" xml:id="list13" text:continue-list="list0">
              <text:list-item>
                <text:p text:style-name="P51"><text:span text:style-name="T51_1">How</text:span><text:span text:style-name="T51_2"><text:s/></text:span><text:span text:style-name="T51_3">does</text:span><text:span text:style-name="T51_4"><text:s/></text:span><text:span text:style-name="T51_5">a</text:span><text:span text:style-name="T51_6"><text:s/></text:span><text:span text:style-name="T51_7">person</text:span><text:span text:style-name="T51_8"><text:s/></text:span><text:span text:style-name="T51_9">progress</text:span><text:span text:style-name="T51_10"><text:s/></text:span><text:span text:style-name="T51_11">in</text:span><text:span text:style-name="T51_12"><text:s/></text:span><text:span text:style-name="T51_13">your</text:span><text:span text:style-name="T51_14"><text:s/></text:span><text:span text:style-name="T51_15">field</text:span><text:span text:style-name="T51_16">?<text:s/></text:span><text:span text:style-name="T51_17">What</text:span><text:span text:style-name="T51_18"><text:s/></text:span><text:span text:style-name="T51_19">is</text:span><text:span text:style-name="T51_20"><text:s/></text:span><text:span text:style-name="T51_21">a</text:span><text:span text:style-name="T51_22"><text:s/></text:span><text:span text:style-name="T51_23">typical</text:span><text:span text:style-name="T51_24"><text:s/></text:span><text:span text:style-name="T51_25">career</text:span><text:span text:style-name="T51_26"><text:s/></text:span><text:span text:style-name="T51_27">path</text:span><text:span text:style-name="T51_28"><text:s/></text:span><text:span text:style-name="T51_29">in</text:span><text:span text:style-name="T51_30"><text:s/></text:span><text:span text:style-name="T51_31">this</text:span><text:span text:style-name="T51_32"><text:s/></text:span><text:span text:style-name="T51_33">field</text:span><text:span text:style-name="T51_34"><text:s/></text:span><text:span text:style-name="T51_35">or</text:span><text:span text:style-name="T51_36"><text:s/></text:span><text:span text:style-name="T51_37">organization</text:span><text:span text:style-name="T51_38">?</text:span></text:p>
              </text:list-item>
            </text:list>
            <text:p text:style-name="P52"/>
            <text:p text:style-name="P53"><text:span text:style-name="T53_1">Interviewee</text:span><text:span text:style-name="T53_2"><text:s/></text:span><text:span text:style-name="T53_3">Response</text:span><text:span text:style-name="T53_4">:<text:s/></text:span><text:span text:style-name="T53_5">One</text:span><text:span text:style-name="T53_6"><text:s/></text:span><text:span text:style-name="T53_7">progresse</text:span><text:span text:style-name="T53_8">s</text:span><text:span text:style-name="T53_9"><text:s/></text:span><text:span text:style-name="T53_10">here</text:span><text:span text:style-name="T53_11"><text:s/></text:span><text:span text:style-name="T53_12">by</text:span><text:span text:style-name="T53_13"><text:s/></text:span><text:span text:style-name="T53_14">showing</text:span><text:span text:style-name="T53_15"><text:s/></text:span><text:span text:style-name="T53_16">the</text:span><text:span text:style-name="T53_17"><text:s/></text:span><text:span text:style-name="T53_18">skills</text:span><text:span text:style-name="T53_19"><text:s/></text:span><text:span text:style-name="T53_20">they</text:span><text:span text:style-name="T53_21"><text:s/></text:span><text:span text:style-name="T53_22">hired</text:span><text:span text:style-name="T53_23"><text:s/></text:span><text:span text:style-name="T53_24">them</text:span><text:span text:style-name="T53_25"><text:s/></text:span><text:span text:style-name="T53_26">to</text:span><text:span text:style-name="T53_27"><text:s/></text:span><text:span text:style-name="T53_28">do</text:span><text:span text:style-name="T53_29">,<text:s/></text:span><text:span text:style-name="T53_30">in</text:span><text:span text:style-name="T53_31"><text:s/></text:span><text:span text:style-name="T53_32">my</text:span><text:span text:style-name="T53_33"><text:s/></text:span><text:span text:style-name="T53_34">case</text:span><text:span text:style-name="T53_35"><text:s/></text:span><text:span text:style-name="T53_36">it</text:span><text:span text:style-name="T53_37"><text:s/></text:span><text:span text:style-name="T53_38">is</text:span><text:span text:style-name="T53_39"><text:s/></text:span><text:span text:style-name="T53_40">competency</text:span><text:span text:style-name="T53_41">,<text:s/></text:span><text:span text:style-name="T53_42">results</text:span><text:span text:style-name="T53_43"><text:s/></text:span><text:span text:style-name="T53_44">from</text:span><text:span text:style-name="T53_45"><text:s/></text:span><text:span text:style-name="T53_46">myself</text:span><text:span text:style-name="T53_47"><text:s/></text:span><text:span text:style-name="T53_48">and</text:span><text:span text:style-name="T53_49"><text:s/></text:span><text:span text:style-name="T53_50">those</text:span><text:span text:style-name="T53_51"><text:s/></text:span><text:span text:style-name="T53_52">under</text:span><text:span text:style-name="T53_53"><text:s/></text:span><text:span text:style-name="T53_54">me</text:span><text:span text:style-name="T53_55">,<text:s/></text:span><text:span text:style-name="T53_56">as</text:span><text:span text:style-name="T53_57"><text:s/></text:span><text:span text:style-name="T53_58">well</text:span><text:span text:style-name="T53_59"><text:s/></text:span><text:span text:style-name="T53_60">as</text:span><text:span text:style-name="T53_61"><text:s/></text:span><text:span text:style-name="T53_62">the</text:span><text:span text:style-name="T53_63"><text:s/></text:span><text:span text:style-name="T53_64">timely</text:span><text:span text:style-name="T53_65"><text:s/></text:span><text:span text:style-name="T53_66">and</text:span><text:span text:style-name="T53_67"><text:s/></text:span><text:span text:style-name="T53_68">successful</text:span><text:span text:style-name="T53_69"><text:s/></text:span><text:span text:style-name="T53_70">completion</text:span><text:span text:style-name="T53_71"><text:s/></text:span><text:span text:style-name="T53_72">of</text:span><text:span text:style-name="T53_73"><text:s/></text:span><text:span text:style-name="T53_74">my</text:span><text:span text:style-name="T53_75"><text:s/></text:span><text:span text:style-name="T53_76">projects</text:span><text:span text:style-name="T53_77">.</text:span></text:p>
            <text:p text:style-name="P54"/>
          </table:table-cell>
        </table:table-row>
        <table:table-row table:style-name="Row17">
          <table:table-cell table:style-name="Cell17">
            <text:list text:style-name="LS3" xml:id="list14">
              <text:list-item>
                <text:p text:style-name="P55"><text:span text:style-name="T55_1">What</text:span><text:span text:style-name="T55_2"><text:s/></text:span><text:span text:style-name="T55_3">is</text:span><text:span text:style-name="T55_4"><text:s/></text:span><text:span text:style-name="T55_5">the</text:span><text:span text:style-name="T55_6"><text:s/></text:span><text:span text:style-name="T55_7">best</text:span><text:span text:style-name="T55_8"><text:s/></text:span><text:span text:style-name="T55_9">way</text:span><text:span text:style-name="T55_10"><text:s/></text:span><text:span text:style-name="T55_11">to</text:span><text:span text:style-name="T55_12"><text:s/></text:span><text:span text:style-name="T55_13">enter</text:span><text:span text:style-name="T55_14"><text:s/></text:span><text:span text:style-name="T55_15">this</text:span><text:span text:style-name="T55_16"><text:s/></text:span><text:span text:style-name="T55_17">occupation</text:span><text:span text:style-name="T55_18">?</text:span></text:p>
              </text:list-item>
            </text:list>
            <text:p text:style-name="P56"/>
            <text:p text:style-name="P57"><text:span text:style-name="T57_1">Interviewee</text:span><text:span text:style-name="T57_2"><text:s/></text:span><text:span text:style-name="T57_3">Response</text:span><text:span text:style-name="T57_4">:<text:s/></text:span><text:span text:style-name="T57_5">An</text:span><text:span text:style-name="T57_6"><text:s/></text:span><text:span text:style-name="T57_7">IT</text:span><text:span text:style-name="T57_8"><text:s/></text:span><text:span text:style-name="T57_9">related</text:span><text:span text:style-name="T57_10"><text:s/></text:span><text:span text:style-name="T57_11">field</text:span><text:span text:style-name="T57_12"><text:s/></text:span><text:span text:style-name="T57_13">such</text:span><text:span text:style-name="T57_14"><text:s/></text:span><text:span text:style-name="T57_15">as</text:span><text:span text:style-name="T57_16"><text:s/></text:span><text:span text:style-name="T57_17">CS</text:span><text:span text:style-name="T57_18"><text:s/></text:span><text:span text:style-name="T57_19">along</text:span><text:span text:style-name="T57_20"><text:s/></text:span><text:span text:style-name="T57_21">with</text:span><text:span text:style-name="T57_22"><text:s/></text:span><text:span text:style-name="T57_23">a</text:span><text:span text:style-name="T57_24"><text:s/></text:span><text:span text:style-name="T57_25">lot</text:span><text:span text:style-name="T57_26"><text:s/></text:span><text:span text:style-name="T57_27">of</text:span><text:span text:style-name="T57_28"><text:s/></text:span><text:span text:style-name="T57_29">experience</text:span><text:span text:style-name="T57_30"><text:s/></text:span><text:span text:style-name="T57_31">and</text:span><text:span text:style-name="T57_32"><text:s/></text:span><text:span text:style-name="T57_33">working</text:span><text:span text:style-name="T57_34"><text:s text:c="2"/></text:span><text:span text:style-name="T57_35">your</text:span><text:span text:style-name="T57_36"><text:s/></text:span><text:span text:style-name="T57_37">way</text:span><text:span text:style-name="T57_38"><text:s/></text:span><text:span text:style-name="T57_39">through</text:span><text:span text:style-name="T57_40"><text:s/></text:span><text:span text:style-name="T57_41">the</text:span><text:span text:style-name="T57_42"><text:s/></text:span><text:span text:style-name="T57_43">ranks</text:span><text:span text:style-name="T57_44">.<text:s/></text:span><text:span text:style-name="T57_45">In</text:span><text:span text:style-name="T57_46"><text:s/></text:span><text:span text:style-name="T57_47">my</text:span><text:span text:style-name="T57_48"><text:s/></text:span><text:span text:style-name="T57_49">case</text:span><text:span text:style-name="T57_50"><text:s/></text:span><text:span text:style-name="T57_51">I</text:span><text:span text:style-name="T57_52"><text:s/></text:span><text:span text:style-name="T57_53">also</text:span><text:span text:style-name="T57_54"><text:s/></text:span><text:span text:style-name="T57_55">had</text:span><text:span text:style-name="T57_56"><text:s/></text:span><text:span text:style-name="T57_57">experience</text:span><text:span text:style-name="T57_58"><text:s/></text:span><text:span text:style-name="T57_59">in</text:span><text:span text:style-name="T57_60"><text:s/></text:span><text:span text:style-name="T57_61">a</text:span><text:span text:style-name="T57_62"><text:s/></text:span><text:span text:style-name="T57_63">production</text:span><text:span text:style-name="T57_64"><text:s/></text:span><text:span text:style-name="T57_65">environment</text:span><text:span text:style-name="T57_66"><text:s/></text:span><text:span text:style-name="T57_67">previous</text:span><text:span text:style-name="T57_68"><text:s/></text:span><text:span text:style-name="T57_69">to</text:span><text:span text:style-name="T57_70"><text:s/></text:span><text:span text:style-name="T57_71">the</text:span><text:span text:style-name="T57_72"><text:s/></text:span><text:span text:style-name="T57_73">IT</text:span><text:span text:style-name="T57_74"><text:s/></text:span><text:span text:style-name="T57_75">aspect</text:span><text:span text:style-name="T57_76">,<text:s/></text:span><text:span text:style-name="T57_77">which</text:span><text:span text:style-name="T57_78"><text:s/></text:span><text:span text:style-name="T57_79">certainly</text:span><text:span text:style-name="T57_80"><text:s/></text:span><text:span text:style-name="T57_81">helped</text:span><text:span text:style-name="T57_82">.</text:span></text:p>
            <text:p text:style-name="P58"/>
          </table:table-cell>
        </table:table-row>
        <table:table-row table:style-name="Row18">
          <table:table-cell table:style-name="Cell18">
            <text:list text:style-name="LS3" xml:id="list15" text:continue-list="list14">
              <text:list-item>
                <text:p text:style-name="P59"><text:span text:style-name="T59_1">What</text:span><text:span text:style-name="T59_2"><text:s/></text:span><text:span text:style-name="T59_3">are</text:span><text:span text:style-name="T59_4"><text:s/></text:span><text:span text:style-name="T59_5">the</text:span><text:span text:style-name="T59_6"><text:s/></text:span><text:span text:style-name="T59_7">advancement</text:span><text:span text:style-name="T59_8"><text:s/></text:span><text:span text:style-name="T59_9">opportunities</text:span><text:span text:style-name="T59_10">?</text:span></text:p>
              </text:list-item>
            </text:list>
            <text:p text:style-name="P60"/>
            <text:p text:style-name="P61"><text:span text:style-name="T61_1">Interviewee</text:span><text:span text:style-name="T61_2"><text:s/></text:span><text:span text:style-name="T61_3">Response</text:span><text:span text:style-name="T61_4">:<text:s/></text:span><text:span text:style-name="T61_5">The</text:span><text:span text:style-name="T61_6"><text:s/></text:span><text:span text:style-name="T61_7">first</text:span><text:span text:style-name="T61_8"><text:s/></text:span><text:span text:style-name="T61_9">advancement</text:span><text:span text:style-name="T61_10"><text:s/></text:span><text:span text:style-name="T61_11">would</text:span><text:span text:style-name="T61_12"><text:s/></text:span><text:span text:style-name="T61_13">possibly</text:span><text:span text:style-name="T61_14"><text:s/></text:span><text:span text:style-name="T61_15">come</text:span><text:span text:style-name="T61_16"><text:s/></text:span><text:span text:style-name="T61_17">from</text:span><text:span text:style-name="T61_18"><text:s/></text:span><text:span text:style-name="T61_19">being</text:span><text:span text:style-name="T61_20"><text:s/></text:span><text:span text:style-name="T61_21">in</text:span><text:span text:style-name="T61_22"><text:s/></text:span><text:span text:style-name="T61_23">charge</text:span><text:span text:style-name="T61_24"><text:s/></text:span><text:span text:style-name="T61_25">of</text:span><text:span text:style-name="T61_26"><text:s/></text:span><text:span text:style-name="T61_27">a</text:span><text:span text:style-name="T61_28"><text:s/></text:span><text:span text:style-name="T61_29">different</text:span><text:span text:style-name="T61_30">,<text:s/></text:span><text:span text:style-name="T61_31">more</text:span><text:span text:style-name="T61_32"><text:s/></text:span><text:span text:style-name="T61_33">know</text:span><text:span text:style-name="T61_34"><text:s/></text:span><text:span text:style-name="T61_35">area</text:span><text:span text:style-name="T61_36">,<text:s/></text:span><text:span text:style-name="T61_37">or</text:span><text:span text:style-name="T61_38"><text:s/></text:span><text:span text:style-name="T61_39">even</text:span><text:span text:style-name="T61_40"><text:s/></text:span><text:span text:style-name="T61_41">moving</text:span><text:span text:style-name="T61_42"><text:s/></text:span><text:span text:style-name="T61_43">to</text:span><text:span text:style-name="T61_44"><text:s/></text:span><text:span text:style-name="T61_45">the</text:span><text:span text:style-name="T61_46"><text:s/></text:span><text:span text:style-name="T61_47">headquarters</text:span><text:span text:style-name="T61_48"><text:s/></text:span><text:span text:style-name="T61_49">in</text:span><text:span text:style-name="T61_50"><text:s/></text:span><text:span text:style-name="T61_51">Monroe</text:span><text:span text:style-name="T61_52"><text:s/></text:span><text:span text:style-name="T61_53">to</text:span><text:span text:style-name="T61_54"><text:s/></text:span><text:span text:style-name="T61_55">do</text:span><text:span text:style-name="T61_56"><text:s/></text:span><text:span text:style-name="T61_57">IT</text:span><text:span text:style-name="T61_58"><text:s/></text:span><text:span text:style-name="T61_59">work</text:span><text:span text:style-name="T61_60">.</text:span></text:p>
            <text:p text:style-name="P62"/>
          </table:table-cell>
        </table:table-row>
        <table:table-row table:style-name="Row19">
          <table:table-cell table:style-name="Cell19">
            <text:list text:style-name="LS3" xml:id="list16" text:continue-list="list14">
              <text:list-item>
                <text:p text:style-name="P63"><text:span text:style-name="T63_1">What</text:span><text:span text:style-name="T63_2"><text:s/></text:span><text:span text:style-name="T63_3">are</text:span><text:span text:style-name="T63_4"><text:s/></text:span><text:span text:style-name="T63_5">the</text:span><text:span text:style-name="T63_6"><text:s/></text:span><text:span text:style-name="T63_7">major</text:span><text:span text:style-name="T63_8"><text:s/></text:span><text:span text:style-name="T63_9">qualifications</text:span><text:span text:style-name="T63_10"><text:s/></text:span><text:span text:style-name="T63_11">for</text:span><text:span text:style-name="T63_12"><text:s/></text:span><text:span text:style-name="T63_13">success</text:span><text:span text:style-name="T63_14"><text:s/></text:span><text:span text:style-name="T63_15">in</text:span><text:span text:style-name="T63_16"><text:s/></text:span><text:span text:style-name="T63_17">this</text:span><text:span text:style-name="T63_18"><text:s/></text:span><text:span text:style-name="T63_19">occupation</text:span><text:span text:style-name="T63_20">?</text:span></text:p>
              </text:list-item>
            </text:list>
            <text:p text:style-name="P64"/>
            <text:p text:style-name="P65"><text:span text:style-name="T65_1">Interviewee</text:span><text:span text:style-name="T65_2"><text:s/></text:span><text:span text:style-name="T65_3">Response</text:span><text:span text:style-name="T65_4">:<text:s/></text:span><text:span text:style-name="T65_5">Knowledge</text:span><text:span text:style-name="T65_6">,<text:s/></text:span><text:span text:style-name="T65_7">Commitment</text:span><text:span text:style-name="T65_8">,<text:s/></text:span><text:span text:style-name="T65_9">and</text:span><text:span text:style-name="T65_10"><text:s/></text:span><text:span text:style-name="T65_11">Humility</text:span><text:span text:style-name="T65_12"><text:s/></text:span><text:span text:style-name="T65_13">as</text:span><text:span text:style-name="T65_14"><text:s/></text:span><text:span text:style-name="T65_15">well</text:span><text:span text:style-name="T65_16"><text:s/></text:span><text:span text:style-name="T65_17">as</text:span><text:span text:style-name="T65_18"><text:s/></text:span><text:span text:style-name="T65_19">core</text:span><text:span text:style-name="T65_20"><text:s/></text:span><text:span text:style-name="T65_21">competency</text:span><text:span text:style-name="T65_22"><text:s/></text:span><text:span text:style-name="T65_23">on</text:span><text:span text:style-name="T65_24"><text:s/></text:span><text:span text:style-name="T65_25">the</text:span><text:span text:style-name="T65_26"><text:s/></text:span><text:span text:style-name="T65_27">material</text:span><text:span text:style-name="T65_28"><text:s/></text:span><text:span text:style-name="T65_29">being</text:span><text:span text:style-name="T65_30"><text:s/></text:span><text:span text:style-name="T65_31">worked</text:span><text:span text:style-name="T65_32"><text:s/></text:span><text:span text:style-name="T65_33">on</text:span><text:span text:style-name="T65_34">.</text:span></text:p>
            <text:p text:style-name="P66"/>
          </table:table-cell>
        </table:table-row>
        <table:table-row table:style-name="Row20">
          <table:table-cell table:style-name="Cell20">
            <text:list text:style-name="LS1" xml:id="list17" text:continue-list="list0">
              <text:list-item>
                <text:p text:style-name="P67"><text:span text:style-name="T67_1">What</text:span><text:span text:style-name="T67_2"><text:s/></text:span><text:span text:style-name="T67_3">kinds</text:span><text:span text:style-name="T67_4"><text:s/></text:span><text:span text:style-name="T67_5">of</text:span><text:span text:style-name="T67_6"><text:s/></text:span><text:span text:style-name="T67_7">experience</text:span><text:span text:style-name="T67_8">,<text:s/></text:span><text:span text:style-name="T67_9">paid</text:span><text:span text:style-name="T67_10"><text:s/></text:span><text:span text:style-name="T67_11">or</text:span><text:span text:style-name="T67_12"><text:s/></text:span><text:span text:style-name="T67_13">unpaid</text:span><text:span text:style-name="T67_14">,<text:s/></text:span><text:span text:style-name="T67_15">would</text:span><text:span text:style-name="T67_16"><text:s/></text:span><text:span text:style-name="T67_17">you</text:span><text:span text:style-name="T67_18"><text:s/></text:span><text:span text:style-name="T67_19">encourage</text:span><text:span text:style-name="T67_20"><text:s/></text:span><text:span text:style-name="T67_21">for</text:span><text:span text:style-name="T67_22"><text:s/></text:span><text:span text:style-name="T67_23">anybody</text:span><text:span text:style-name="T67_24"><text:s/></text:span><text:span text:style-name="T67_25">pursuing</text:span><text:span text:style-name="T67_26"><text:s/></text:span><text:span text:style-name="T67_27">a</text:span><text:span text:style-name="T67_28"><text:s/></text:span><text:span text:style-name="T67_29">career</text:span><text:span text:style-name="T67_30"><text:s/></text:span><text:span text:style-name="T67_31">in</text:span><text:span text:style-name="T67_32"><text:s/></text:span><text:span text:style-name="T67_33">this</text:span><text:span text:style-name="T67_34"><text:s/></text:span><text:span text:style-name="T67_35">field</text:span><text:span text:style-name="T67_36">?</text:span></text:p>
              </text:list-item>
            </text:list>
            <text:p text:style-name="P68"/>
            <text:p text:style-name="P69"><text:span text:style-name="T69_1">Interviewee</text:span><text:span text:style-name="T69_2"><text:s/></text:span><text:span text:style-name="T69_3">Response</text:span><text:span text:style-name="T69_4">:<text:s/></text:span><text:span text:style-name="T69_5">Any</text:span><text:span text:style-name="T69_6"><text:s/></text:span><text:span text:style-name="T69_7">type</text:span><text:span text:style-name="T69_8"><text:s/></text:span><text:span text:style-name="T69_9">of</text:span><text:span text:style-name="T69_10"><text:s/></text:span><text:span text:style-name="T69_11">manufacturing</text:span><text:span text:style-name="T69_12"><text:s/></text:span><text:span text:style-name="T69_13">experience</text:span><text:span text:style-name="T69_14"><text:s/></text:span><text:span text:style-name="T69_15">is</text:span><text:span text:style-name="T69_16"><text:s/></text:span><text:span text:style-name="T69_17">good</text:span><text:span text:style-name="T69_18">,<text:s/></text:span><text:span text:style-name="T69_19">especially</text:span><text:span text:style-name="T69_20"><text:s/></text:span><text:span text:style-name="T69_21">when</text:span><text:span text:style-name="T69_22"><text:s/></text:span><text:span text:style-name="T69_23">coupled</text:span><text:span text:style-name="T69_24"><text:s/></text:span><text:span text:style-name="T69_25">with</text:span><text:span text:style-name="T69_26"><text:s/></text:span><text:span text:style-name="T69_27">an</text:span><text:span text:style-name="T69_28"><text:s/></text:span><text:span text:style-name="T69_29">CS</text:span><text:span text:style-name="T69_30"><text:s/></text:span><text:span text:style-name="T69_31">degree</text:span><text:span text:style-name="T69_32"><text:s/></text:span><text:span text:style-name="T69_33">in</text:span><text:span text:style-name="T69_34"><text:s/></text:span><text:span text:style-name="T69_35">programming</text:span><text:span text:style-name="T69_36"><text:s/></text:span><text:span text:style-name="T69_37">or</text:span><text:span text:style-name="T69_38"><text:s/></text:span><text:span text:style-name="T69_39">project</text:span><text:span text:style-name="T69_40"><text:s/></text:span><text:span text:style-name="T69_41">management</text:span><text:span text:style-name="T69_42">.<text:s/></text:span></text:p>
            <text:p text:style-name="P70"/>
          </table:table-cell>
        </table:table-row>
        <table:table-row table:style-name="Row21">
          <table:table-cell table:style-name="Cell21">
            <text:list text:style-name="LS4" xml:id="list18">
              <text:list-item>
                <text:p text:style-name="P71"><text:span text:style-name="T71_1">What</text:span><text:span text:style-name="T71_2"><text:s/></text:span><text:span text:style-name="T71_3">special</text:span><text:span text:style-name="T71_4"><text:s/></text:span><text:span text:style-name="T71_5">advice</text:span><text:span text:style-name="T71_6"><text:s/></text:span><text:span text:style-name="T71_7">do</text:span><text:span text:style-name="T71_8"><text:s/></text:span><text:span text:style-name="T71_9">you</text:span><text:span text:style-name="T71_10"><text:s/></text:span><text:span text:style-name="T71_11">have</text:span><text:span text:style-name="T71_12"><text:s/></text:span><text:span text:style-name="T71_13">for</text:span><text:span text:style-name="T71_14"><text:s/></text:span><text:span text:style-name="T71_15">a</text:span><text:span text:style-name="T71_16"><text:s/></text:span><text:span text:style-name="T71_17">student</text:span><text:span text:style-name="T71_18"><text:s/></text:span><text:span text:style-name="T71_19">seeking</text:span><text:span text:style-name="T71_20"><text:s/></text:span><text:span text:style-name="T71_21">to</text:span><text:span text:style-name="T71_22"><text:s/></text:span><text:span text:style-name="T71_23">qualify</text:span><text:span text:style-name="T71_24"><text:s/></text:span><text:span text:style-name="T71_25">for</text:span><text:span text:style-name="T71_26"><text:s/></text:span><text:span text:style-name="T71_27">this</text:span><text:span text:style-name="T71_28"><text:s/></text:span><text:span text:style-name="T71_29">position</text:span><text:span text:style-name="T71_30">?</text:span></text:p>
              </text:list-item>
            </text:list>
            <text:p text:style-name="P72"/>
            <text:p text:style-name="P73"><text:span text:style-name="T73_1">Interviewee</text:span><text:span text:style-name="T73_2"><text:s/></text:span><text:span text:style-name="T73_3">Response</text:span><text:span text:style-name="T73_4">:<text:s/></text:span><text:span text:style-name="T73_5">Hire</text:span><text:span text:style-name="T73_6"><text:s/></text:span><text:span text:style-name="T73_7">in</text:span><text:span text:style-name="T73_8"><text:s/></text:span><text:span text:style-name="T73_9">as</text:span><text:span text:style-name="T73_10"><text:s/></text:span><text:span text:style-name="T73_11">an</text:span><text:span text:style-name="T73_12"><text:s/></text:span><text:span text:style-name="T73_13">intern</text:span><text:span text:style-name="T73_14">,<text:s/></text:span><text:span text:style-name="T73_15">or</text:span><text:span text:style-name="T73_16"><text:s/></text:span><text:span text:style-name="T73_17">the</text:span><text:span text:style-name="T73_18"><text:s/></text:span><text:span text:style-name="T73_19">lowest</text:span><text:span text:style-name="T73_20"><text:s/></text:span><text:span text:style-name="T73_21">level</text:span><text:span text:style-name="T73_22"><text:s/></text:span><text:span text:style-name="T73_23">possible</text:span><text:span text:style-name="T73_24">,<text:s/></text:span><text:span text:style-name="T73_25">do</text:span><text:span text:style-name="T73_26"><text:s/></text:span><text:span text:style-name="T73_27">you</text:span><text:span text:style-name="T73_28"><text:s/></text:span><text:span text:style-name="T73_29">job</text:span><text:span text:style-name="T73_30"><text:s/></text:span><text:span text:style-name="T73_31">proficiently</text:span><text:span text:style-name="T73_32"><text:s/></text:span><text:span text:style-name="T73_33">at</text:span><text:span text:style-name="T73_34"><text:s/></text:span><text:span text:style-name="T73_35">all</text:span><text:span text:style-name="T73_36"><text:s/></text:span><text:span text:style-name="T73_37">times</text:span><text:span text:style-name="T73_38"><text:s/></text:span><text:span text:style-name="T73_39">and</text:span><text:span text:style-name="T73_40"><text:s/></text:span><text:span text:style-name="T73_41">wait</text:span><text:span text:style-name="T73_42">,<text:s/></text:span><text:span text:style-name="T73_43">because</text:span><text:span text:style-name="T73_44"><text:s/></text:span><text:span text:style-name="T73_45">it</text:span><text:span text:style-name="T73_46"><text:s/></text:span><text:span text:style-name="T73_47">does</text:span><text:span text:style-name="T73_48"><text:s/></text:span><text:span text:style-name="T73_49">not</text:span><text:span text:style-name="T73_50"><text:s/></text:span><text:span text:style-name="T73_51">come</text:span><text:span text:style-name="T73_52"><text:s/></text:span><text:span text:style-name="T73_53">quickly</text:span><text:span text:style-name="T73_54">.<text:s/></text:span></text:p>
            <text:p text:style-name="P74"/>
          </table:table-cell>
        </table:table-row>
        <table:table-row table:style-name="Row22">
          <table:table-cell table:style-name="Cell22">
            <text:list text:style-name="LS4" xml:id="list19" text:continue-list="list18">
              <text:list-item>
                <text:p text:style-name="P75"><text:span text:style-name="T75_1">Ask</text:span><text:span text:style-name="T75_2"><text:s text:c="2"/></text:span><text:span text:style-name="T75_3">a</text:span><text:span text:style-name="T75_4"><text:s/></text:span><text:span text:style-name="T75_5">minimum</text:span><text:span text:style-name="T75_6"><text:s/></text:span><text:span text:style-name="T75_7">of</text:span><text:span text:style-name="T75_8"><text:s/>5<text:s/></text:span><text:span text:style-name="T75_9">additional</text:span><text:span text:style-name="T75_10"><text:s/></text:span><text:span text:style-name="T75_11">questions</text:span><text:span text:style-name="T75_12"><text:s/></text:span><text:span text:style-name="T75_13">of</text:span><text:span text:style-name="T75_14"><text:s/></text:span><text:span text:style-name="T75_15">your</text:span><text:span text:style-name="T75_16"><text:s/></text:span><text:span text:style-name="T75_17">choice</text:span></text:p>
                <text:list>
                  <text:list-item>
                    <text:p text:style-name="P76"><text:span text:style-name="T76_1">See</text:span><text:span text:style-name="T76_2"><text:s/></text:span><text:span text:style-name="T76_3">the</text:span><text:span text:style-name="T76_4"><text:s/></text:span><text:span text:style-name="T76_5">informational</text:span><text:span text:style-name="T76_6"><text:s/></text:span><text:span text:style-name="T76_7">interviewing</text:span><text:span text:style-name="T76_8"><text:s/></text:span><text:span text:style-name="T76_9">tips</text:span><text:span text:style-name="T76_10"><text:s/></text:span><text:span text:style-name="T76_11">posted</text:span><text:span text:style-name="T76_12"><text:s/></text:span><text:span text:style-name="T76_13">in</text:span><text:span text:style-name="T76_14"><text:s/></text:span><text:span text:style-name="T76_15">class</text:span><text:span text:style-name="T76_16"><text:s/></text:span><text:span text:style-name="T76_17">and</text:span><text:span text:style-name="T76_18"><text:s/></text:span><text:span text:style-name="T76_19">in</text:span><text:span text:style-name="T76_20"><text:s/></text:span><text:span text:style-name="T76_21">this</text:span><text:span text:style-name="T76_22"><text:s/></text:span><text:span text:style-name="T76_23">handout</text:span></text:p>
                  </text:list-item>
                  <text:list-item>
                    <text:p text:style-name="P77"><text:span text:style-name="T77_1">Format</text:span><text:span text:style-name="T77_2"><text:s/></text:span><text:span text:style-name="T77_3">your</text:span><text:span text:style-name="T77_4"><text:s/></text:span><text:span text:style-name="T77_5">additional</text:span><text:span text:style-name="T77_6"><text:s/></text:span><text:span text:style-name="T77_7">questions</text:span><text:span text:style-name="T77_8"><text:s/></text:span><text:span text:style-name="T77_9">the</text:span><text:span text:style-name="T77_10"><text:s/></text:span><text:span text:style-name="T77_11">same</text:span><text:span text:style-name="T77_12"><text:s/></text:span><text:span text:style-name="T77_13">as</text:span><text:span text:style-name="T77_14"><text:s/></text:span><text:span text:style-name="T77_15">the</text:span><text:span text:style-name="T77_16"><text:s/></text:span><text:span text:style-name="T77_17">rest</text:span><text:span text:style-name="T77_18"><text:s/></text:span><text:span text:style-name="T77_19">of</text:span><text:span text:style-name="T77_20"><text:s/></text:span><text:span text:style-name="T77_21">the</text:span><text:span text:style-name="T77_22"><text:s/></text:span><text:span text:style-name="T77_23">interview</text:span><text:span text:style-name="T77_24">.<text:s/></text:span><text:span text:style-name="T77_25">If</text:span><text:span text:style-name="T77_26"><text:s/></text:span><text:span text:style-name="T77_27">you</text:span><text:span text:style-name="T77_28"><text:s/></text:span><text:span text:style-name="T77_29">need</text:span><text:span text:style-name="T77_30"><text:s/></text:span><text:span text:style-name="T77_31">help</text:span><text:span text:style-name="T77_32"><text:s/></text:span><text:span text:style-name="T77_33">formatting</text:span><text:span text:style-name="T77_34"><text:s/></text:span><text:span text:style-name="T77_35">your</text:span><text:span text:style-name="T77_36"><text:s/></text:span><text:span text:style-name="T77_37">interview</text:span><text:span text:style-name="T77_38"><text:s/></text:span><text:span text:style-name="T77_39">please</text:span><text:span text:style-name="T77_40"><text:s/></text:span><text:span text:style-name="T77_41">contact</text:span><text:span text:style-name="T77_42"><text:s/></text:span><text:span text:style-name="T77_43">your</text:span><text:span text:style-name="T77_44"><text:s/></text:span><text:span text:style-name="T77_45">instructor</text:span><text:span text:style-name="T77_46">.</text:span></text:p>
                  </text:list-item>
                </text:list>
              </text:list-item>
            </text:list>
            <text:p text:style-name="P78"/>
          </table:table-cell>
        </table:table-row>
        <table:table-row table:style-name="Row23">
          <table:table-cell table:style-name="Cell23">
            <text:list text:style-name="LS4" xml:id="list22" text:continue-list="list18">
              <text:list-item>
                <text:p text:style-name="P79"><text:span text:style-name="T79_1">Your</text:span><text:span text:style-name="T79_2"><text:s/></text:span><text:span text:style-name="T79_3">Question</text:span><text:span text:style-name="T79_4"><text:s/></text:span><text:span text:style-name="T79_5">Here</text:span></text:p>
              </text:list-item>
            </text:list>
            <text:p text:style-name="P80"><text:span text:style-name="T80_1">Do</text:span><text:span text:style-name="T80_2"><text:s/></text:span><text:span text:style-name="T80_3">you</text:span><text:span text:style-name="T80_4"><text:s/></text:span><text:span text:style-name="T80_5">find</text:span><text:span text:style-name="T80_6"><text:s/></text:span><text:span text:style-name="T80_7">there</text:span><text:span text:style-name="T80_8"><text:s/></text:span><text:span text:style-name="T80_9">are</text:span><text:span text:style-name="T80_10"><text:s/></text:span><text:span text:style-name="T80_11">any</text:span><text:span text:style-name="T80_12"><text:s/></text:span><text:span text:style-name="T80_13">drawbacks</text:span><text:span text:style-name="T80_14"><text:s/></text:span><text:span text:style-name="T80_15">to</text:span><text:span text:style-name="T80_16"><text:s/></text:span><text:span text:style-name="T80_17">the</text:span><text:span text:style-name="T80_18"><text:s/></text:span><text:span text:style-name="T80_19">position</text:span><text:span text:style-name="T80_20">?</text:span></text:p>
            <text:p text:style-name="P81"><text:span text:style-name="T81_1">Interviewee</text:span><text:span text:style-name="T81_2"><text:s/></text:span><text:span text:style-name="T81_3">Response</text:span><text:span text:style-name="T81_4">:<text:s/></text:span><text:span text:style-name="T81_5">Yes</text:span><text:span text:style-name="T81_6">,<text:s/></text:span><text:span text:style-name="T81_7">when</text:span><text:span text:style-name="T81_8"><text:s/></text:span><text:span text:style-name="T81_9">I</text:span><text:span text:style-name="T81_10"><text:s/></text:span><text:span text:style-name="T81_11">have</text:span><text:span text:style-name="T81_12"><text:s/></text:span><text:span text:style-name="T81_13">to</text:span><text:span text:style-name="T81_14"><text:s/></text:span><text:span text:style-name="T81_15">go</text:span><text:span text:style-name="T81_16"><text:s/></text:span><text:span text:style-name="T81_17">out</text:span><text:span text:style-name="T81_18"><text:s/></text:span><text:span text:style-name="T81_19">of</text:span><text:span text:style-name="T81_20"><text:s/></text:span><text:span text:style-name="T81_21">state</text:span><text:span text:style-name="T81_22"><text:s/></text:span><text:span text:style-name="T81_23">there</text:span><text:span text:style-name="T81_24"><text:s/></text:span><text:span text:style-name="T81_25">are</text:span><text:span text:style-name="T81_26"><text:s/></text:span><text:span text:style-name="T81_27">extended</text:span><text:span text:style-name="T81_28"><text:s/></text:span><text:span text:style-name="T81_29">periods</text:span><text:span text:style-name="T81_30"><text:s/></text:span><text:span text:style-name="T81_31">of</text:span><text:span text:style-name="T81_32"><text:s/></text:span><text:span text:style-name="T81_33">time</text:span><text:span text:style-name="T81_34"><text:s/></text:span><text:span text:style-name="T81_35">without</text:span><text:span text:style-name="T81_36"><text:s/></text:span><text:span text:style-name="T81_37">my</text:span><text:span text:style-name="T81_38"><text:s/></text:span><text:span text:style-name="T81_39">wife</text:span><text:span text:style-name="T81_40"><text:s/></text:span><text:span text:style-name="T81_41">and</text:span><text:span text:style-name="T81_42"><text:s/></text:span><text:span text:style-name="T81_43">children</text:span><text:span text:style-name="T81_44">.<text:s/></text:span><text:span text:style-name="T81_45">It</text:span><text:span text:style-name="T81_46"><text:s/></text:span><text:span text:style-name="T81_47">is</text:span><text:span text:style-name="T81_48"><text:s/></text:span><text:span text:style-name="T81_49">something</text:span><text:span text:style-name="T81_50"><text:s/></text:span><text:span text:style-name="T81_51">we</text:span><text:span text:style-name="T81_52">’</text:span><text:span text:style-name="T81_53">re</text:span><text:span text:style-name="T81_54"><text:s/></text:span><text:span text:style-name="T81_55">all</text:span><text:span text:style-name="T81_56"><text:s/></text:span><text:span text:style-name="T81_57">willing</text:span><text:span text:style-name="T81_58"><text:s/></text:span><text:span text:style-name="T81_59">to</text:span><text:span text:style-name="T81_60"><text:s/></text:span><text:span text:style-name="T81_61">deal</text:span><text:span text:style-name="T81_62"><text:s/></text:span><text:span text:style-name="T81_63">with</text:span><text:span text:style-name="T81_64"><text:s/></text:span><text:span text:style-name="T81_65">though</text:span><text:span text:style-name="T81_66">.<text:s/></text:span><text:span text:style-name="T81_67">Having</text:span><text:span text:style-name="T81_68"><text:s/></text:span><text:span text:style-name="T81_69">to</text:span><text:span text:style-name="T81_70"><text:s/></text:span><text:span text:style-name="T81_71">work</text:span><text:span text:style-name="T81_72"><text:s/></text:span><text:span text:style-name="T81_73">at</text:span><text:span text:style-name="T81_74"><text:s/>6</text:span><text:span text:style-name="T81_75">am</text:span><text:span text:style-name="T81_76"><text:s/></text:span><text:span text:style-name="T81_77">rather</text:span><text:span text:style-name="T81_78"><text:s/></text:span><text:span text:style-name="T81_79">than</text:span><text:span text:style-name="T81_80"><text:s/>9<text:s/></text:span><text:span text:style-name="T81_81">is</text:span><text:span text:style-name="T81_82"><text:s/></text:span><text:span text:style-name="T81_83">also</text:span><text:span text:style-name="T81_84"><text:s/></text:span><text:span text:style-name="T81_85">difficult</text:span><text:span text:style-name="T81_86"><text:s/></text:span><text:span text:style-name="T81_87">too</text:span><text:span text:style-name="T81_88">,<text:s/></text:span><text:span text:style-name="T81_89">but</text:span><text:span text:style-name="T81_90"><text:s/></text:span><text:span text:style-name="T81_91">that</text:span><text:span text:style-name="T81_92"><text:s/></text:span><text:span text:style-name="T81_93">is</text:span><text:span text:style-name="T81_94"><text:s/></text:span><text:span text:style-name="T81_95">what</text:span><text:span text:style-name="T81_96"><text:s/></text:span><text:span text:style-name="T81_97">it</text:span><text:span text:style-name="T81_98"><text:s/></text:span><text:span text:style-name="T81_99">is</text:span><text:span text:style-name="T81_100"><text:s/></text:span><text:span text:style-name="T81_101">like</text:span><text:span text:style-name="T81_102"><text:s/></text:span><text:span text:style-name="T81_103">in</text:span><text:span text:style-name="T81_104"><text:s/></text:span><text:span text:style-name="T81_105">manufacturing</text:span><text:span text:style-name="T81_106">.</text:span></text:p>
            <text:p text:style-name="P82"/>
          </table:table-cell>
        </table:table-row>
        <table:table-row table:style-name="Row24">
          <table:table-cell table:style-name="Cell24">
            <text:list text:style-name="LS4" xml:id="list23" text:continue-list="list18">
              <text:list-item>
                <text:p text:style-name="P83"><text:span text:style-name="T83_1">Your</text:span><text:span text:style-name="T83_2"><text:s/></text:span><text:span text:style-name="T83_3">Question</text:span><text:span text:style-name="T83_4"><text:s/></text:span><text:span text:style-name="T83_5">Here</text:span></text:p>
              </text:list-item>
            </text:list>
            <text:p text:style-name="P84"><text:span text:style-name="T84_1">Do</text:span><text:span text:style-name="T84_2"><text:s/></text:span><text:span text:style-name="T84_3">you</text:span><text:span text:style-name="T84_4"><text:s/></text:span><text:span text:style-name="T84_5">ever</text:span><text:span text:style-name="T84_6"><text:s/></text:span><text:span text:style-name="T84_7">regret</text:span><text:span text:style-name="T84_8"><text:s/></text:span><text:span text:style-name="T84_9">going</text:span><text:span text:style-name="T84_10"><text:s/></text:span><text:span text:style-name="T84_11">into</text:span><text:span text:style-name="T84_12"><text:s/></text:span><text:span text:style-name="T84_13">this</text:span><text:span text:style-name="T84_14"><text:s/></text:span><text:span text:style-name="T84_15">field</text:span><text:span text:style-name="T84_16">?</text:span></text:p>
            <text:p text:style-name="P85"><text:span text:style-name="T85_1">Interviewee</text:span><text:span text:style-name="T85_2"><text:s/></text:span><text:span text:style-name="T85_3">Response</text:span><text:span text:style-name="T85_4">:<text:s/></text:span><text:span text:style-name="T85_5">Ne</text:span><text:span text:style-name="T85_6">ver</text:span><text:span text:style-name="T85_7">.<text:s/></text:span><text:span text:style-name="T85_8">I</text:span><text:span text:style-name="T85_9"><text:s/></text:span><text:span text:style-name="T85_10">might</text:span><text:span text:style-name="T85_11"><text:s/></text:span><text:span text:style-name="T85_12">not</text:span><text:span text:style-name="T85_13"><text:s/></text:span><text:span text:style-name="T85_14">like</text:span><text:span text:style-name="T85_15"><text:s/></text:span><text:span text:style-name="T85_16">every</text:span><text:span text:style-name="T85_17"><text:s/></text:span><text:span text:style-name="T85_18">aspect</text:span><text:span text:style-name="T85_19"><text:s/></text:span><text:span text:style-name="T85_20">of</text:span><text:span text:style-name="T85_21"><text:s/></text:span><text:span text:style-name="T85_22">this</text:span><text:span text:style-name="T85_23"><text:s/></text:span><text:span text:style-name="T85_24">job</text:span><text:span text:style-name="T85_25"><text:s/></text:span><text:span text:style-name="T85_26">at</text:span><text:span text:style-name="T85_27"><text:s/></text:span><text:span text:style-name="T85_28">all</text:span><text:span text:style-name="T85_29"><text:s/></text:span><text:span text:style-name="T85_30">times</text:span><text:span text:style-name="T85_31">,<text:s/></text:span><text:span text:style-name="T85_32">but</text:span><text:span text:style-name="T85_33"><text:s/></text:span><text:span text:style-name="T85_34">I</text:span><text:span text:style-name="T85_35"><text:s/></text:span><text:span text:style-name="T85_36">am</text:span><text:span text:style-name="T85_37"><text:s/></text:span><text:span text:style-name="T85_38">generally</text:span><text:span text:style-name="T85_39"><text:s/></text:span><text:span text:style-name="T85_40">happy</text:span><text:span text:style-name="T85_41"><text:s/></text:span><text:span text:style-name="T85_42">with</text:span><text:span text:style-name="T85_43"><text:s/></text:span><text:span text:style-name="T85_44">it</text:span><text:span text:style-name="T85_45">.</text:span></text:p>
            <text:p text:style-name="P86"/>
          </table:table-cell>
        </table:table-row>
        <table:table-row table:style-name="Row25">
          <table:table-cell table:style-name="Cell25">
            <text:list text:style-name="LS4" xml:id="list24" text:continue-list="list18">
              <text:list-item>
                <text:p text:style-name="P87"><text:span text:style-name="T87_1">Your</text:span><text:span text:style-name="T87_2"><text:s/></text:span><text:span text:style-name="T87_3">Question</text:span><text:span text:style-name="T87_4"><text:s/></text:span><text:span text:style-name="T87_5">Here</text:span></text:p>
              </text:list-item>
            </text:list>
            <text:p text:style-name="P88"><text:span text:style-name="T88_1">Is</text:span><text:span text:style-name="T88_2"><text:s/></text:span><text:span text:style-name="T88_3">the</text:span><text:span text:style-name="T88_4"><text:s/></text:span><text:span text:style-name="T88_5">pressure</text:span><text:span text:style-name="T88_6"><text:s/></text:span><text:span text:style-name="T88_7">of</text:span><text:span text:style-name="T88_8"><text:s/></text:span><text:span text:style-name="T88_9">being</text:span><text:span text:style-name="T88_10"><text:s/></text:span><text:span text:style-name="T88_11">in</text:span><text:span text:style-name="T88_12"><text:s/></text:span><text:span text:style-name="T88_13">charge</text:span><text:span text:style-name="T88_14"><text:s/></text:span><text:span text:style-name="T88_15">of</text:span><text:span text:style-name="T88_16"><text:s/></text:span><text:span text:style-name="T88_17">others</text:span><text:span text:style-name="T88_18">,<text:s/></text:span><text:span text:style-name="T88_19">or</text:span><text:span text:style-name="T88_20"><text:s/></text:span><text:span text:style-name="T88_21">projects</text:span><text:span text:style-name="T88_22"><text:s/></text:span><text:span text:style-name="T88_23">ever</text:span><text:span text:style-name="T88_24"><text:s/></text:span><text:span text:style-name="T88_25">too</text:span><text:span text:style-name="T88_26"><text:s/></text:span><text:span text:style-name="T88_27">much</text:span><text:span text:style-name="T88_28">?</text:span></text:p>
            <text:p text:style-name="P89"><text:span text:style-name="T89_1">Interviewee</text:span><text:span text:style-name="T89_2"><text:s/></text:span><text:span text:style-name="T89_3">Response</text:span><text:span text:style-name="T89_4">:<text:s/></text:span><text:span text:style-name="T89_5">It</text:span><text:span text:style-name="T89_6"><text:s/></text:span><text:span text:style-name="T89_7">can</text:span><text:span text:style-name="T89_8"><text:s/></text:span><text:span text:style-name="T89_9">be</text:span><text:span text:style-name="T89_10"><text:s/></text:span><text:span text:style-name="T89_11">quite</text:span><text:span text:style-name="T89_12"><text:s/></text:span><text:span text:style-name="T89_13">stressful</text:span><text:span text:style-name="T89_14"><text:s/></text:span><text:span text:style-name="T89_15">but</text:span><text:span text:style-name="T89_16"><text:s/></text:span><text:span text:style-name="T89_17">always</text:span><text:span text:style-name="T89_18"><text:s/></text:span><text:span text:style-name="T89_19">seem</text:span><text:span text:style-name="T89_20"><text:s/></text:span><text:span text:style-name="T89_21">to</text:span><text:span text:style-name="T89_22"><text:s/></text:span><text:span text:style-name="T89_23">have</text:span><text:span text:style-name="T89_24"><text:s/></text:span><text:span text:style-name="T89_25">successful</text:span><text:span text:style-name="T89_26"><text:s/></text:span><text:span text:style-name="T89_27">outcomes</text:span><text:span text:style-name="T89_28">.<text:s/></text:span><text:span text:style-name="T89_29">I</text:span><text:span text:style-name="T89_30"><text:s/></text:span><text:span text:style-name="T89_31">guess</text:span><text:span text:style-name="T89_32"><text:s/></text:span><text:span text:style-name="T89_33">when</text:span><text:span text:style-name="T89_34"><text:s/></text:span><text:span text:style-name="T89_35">I</text:span><text:span text:style-name="T89_36">,<text:s/></text:span><text:span text:style-name="T89_37">or</text:span><text:span text:style-name="T89_38"><text:s/></text:span><text:span text:style-name="T89_39">one</text:span><text:span text:style-name="T89_40"><text:s/></text:span><text:span text:style-name="T89_41">of</text:span><text:span text:style-name="T89_42"><text:s/></text:span><text:span text:style-name="T89_43">my</text:span><text:span text:style-name="T89_44"><text:s/></text:span><text:span text:style-name="T89_45">team</text:span><text:span text:style-name="T89_46"><text:s/></text:span><text:span text:style-name="T89_47">members</text:span><text:span text:style-name="T89_48"><text:s/></text:span><text:span text:style-name="T89_49">fails</text:span><text:span text:style-name="T89_50">,<text:s/></text:span><text:span text:style-name="T89_51">we</text:span><text:span text:style-name="T89_52">’</text:span><text:span text:style-name="T89_53">ll</text:span><text:span text:style-name="T89_54"><text:s/></text:span><text:span text:style-name="T89_55">see</text:span><text:span text:style-name="T89_56"><text:s/></text:span><text:span text:style-name="T89_57">if</text:span><text:span text:style-name="T89_58"><text:s/></text:span><text:span text:style-name="T89_59">the</text:span><text:span text:style-name="T89_60"><text:s/></text:span><text:span text:style-name="T89_61">pressure</text:span><text:span text:style-name="T89_62"><text:s/></text:span><text:span text:style-name="T89_63">is</text:span><text:span text:style-name="T89_64"><text:s/></text:span><text:span text:style-name="T89_65">too</text:span><text:span text:style-name="T89_66"><text:s/></text:span><text:span text:style-name="T89_67">much</text:span><text:span text:style-name="T89_68"><text:s/></text:span><text:span text:style-name="T89_69">then</text:span><text:span text:style-name="T89_70">.</text:span></text:p>
            <text:p text:style-name="P90"/>
          </table:table-cell>
        </table:table-row>
        <table:table-row table:style-name="Row26">
          <table:table-cell table:style-name="Cell26">
            <text:list text:style-name="LS4" xml:id="list25" text:continue-list="list18">
              <text:list-item>
                <text:p text:style-name="P91"><text:span text:style-name="T91_1">Your</text:span><text:span text:style-name="T91_2"><text:s/></text:span><text:span text:style-name="T91_3">Question</text:span><text:span text:style-name="T91_4"><text:s/></text:span><text:span text:style-name="T91_5">Here</text:span><text:span text:style-name="T91_6">:<text:s/></text:span><text:span text:style-name="T91_7">Do</text:span><text:span text:style-name="T91_8"><text:s/></text:span><text:span text:style-name="T91_9">you</text:span><text:span text:style-name="T91_10"><text:s/></text:span><text:span text:style-name="T91_11">see</text:span><text:span text:style-name="T91_12"><text:s/></text:span><text:span text:style-name="T91_13">yourself</text:span><text:span text:style-name="T91_14"><text:s/></text:span><text:span text:style-name="T91_15">retiring</text:span><text:span text:style-name="T91_16"><text:s/></text:span><text:span text:style-name="T91_17">from</text:span><text:span text:style-name="T91_18"><text:s/></text:span><text:span text:style-name="T91_19">this</text:span><text:span text:style-name="T91_20"><text:s/></text:span><text:span text:style-name="T91_21">company</text:span><text:span text:style-name="T91_22">?</text:span></text:p>
              </text:list-item>
            </text:list>
            <text:p text:style-name="P92"/>
            <text:p text:style-name="P93"><text:span text:style-name="T93_1">Interviewee</text:span><text:span text:style-name="T93_2"><text:s/></text:span><text:span text:style-name="T93_3">Response</text:span><text:span text:style-name="T93_4">:<text:s/></text:span><text:span text:style-name="T93_5">That</text:span><text:span text:style-name="T93_6"><text:s/></text:span><text:span text:style-name="T93_7">is</text:span><text:span text:style-name="T93_8"><text:s/></text:span><text:span text:style-name="T93_9">way</text:span><text:span text:style-name="T93_10"><text:s/></text:span><text:span text:style-name="T93_11">to</text:span><text:span text:style-name="T93_12"><text:s/></text:span><text:span text:style-name="T93_13">early</text:span><text:span text:style-name="T93_14"><text:s/></text:span><text:span text:style-name="T93_15">to</text:span><text:span text:style-name="T93_16"><text:s/></text:span><text:span text:style-name="T93_17">say</text:span><text:span text:style-name="T93_18">,<text:s/></text:span><text:span text:style-name="T93_19">I</text:span><text:span text:style-name="T93_20"><text:s/></text:span><text:span text:style-name="T93_21">will</text:span><text:span text:style-name="T93_22"><text:s/></text:span><text:span text:style-name="T93_23">have</text:span><text:span text:style-name="T93_24"><text:s/></text:span><text:span text:style-name="T93_25">to</text:span><text:span text:style-name="T93_26"><text:s/></text:span><text:span text:style-name="T93_27">see</text:span><text:span text:style-name="T93_28"><text:s/></text:span><text:span text:style-name="T93_29">what</text:span><text:span text:style-name="T93_30"><text:s/></text:span><text:span text:style-name="T93_31">the</text:span><text:span text:style-name="T93_32"><text:s/></text:span><text:span text:style-name="T93_33">future</text:span><text:span text:style-name="T93_34"><text:s/></text:span><text:span text:style-name="T93_35">holds</text:span><text:span text:style-name="T93_36"><text:s/></text:span><text:span text:style-name="T93_37">for</text:span><text:span text:style-name="T93_38"><text:s/></text:span><text:span text:style-name="T93_39">me</text:span><text:span text:style-name="T93_40">,<text:s/></text:span><text:span text:style-name="T93_41">elsewhere</text:span><text:span text:style-name="T93_42"><text:s/></text:span><text:span text:style-name="T93_43">and</text:span><text:span text:style-name="T93_44"><text:s/></text:span><text:span text:style-name="T93_45">here</text:span><text:span text:style-name="T93_46">.</text:span></text:p>
            <text:p text:style-name="P94"/>
            <text:list text:style-name="LS4" xml:id="list26" text:continue-list="list18">
              <text:list-item>
                <text:p text:style-name="P95"><text:span text:style-name="T95_1">Your</text:span><text:span text:style-name="T95_2"><text:s/></text:span><text:span text:style-name="T95_3">Question</text:span><text:span text:style-name="T95_4"><text:s/></text:span><text:span text:style-name="T95_5">Here</text:span><text:span text:style-name="T95_6"><text:s/></text:span><text:span text:style-name="T95_7">Do</text:span><text:span text:style-name="T95_8"><text:s/></text:span><text:span text:style-name="T95_9">you</text:span><text:span text:style-name="T95_10"><text:s/></text:span><text:span text:style-name="T95_11">see</text:span><text:span text:style-name="T95_12"><text:s/></text:span><text:span text:style-name="T95_13">yourself</text:span><text:span text:style-name="T95_14"><text:s/></text:span><text:span text:style-name="T95_15">retiring</text:span><text:span text:style-name="T95_16"><text:s/></text:span><text:span text:style-name="T95_17">doing</text:span><text:span text:style-name="T95_18"><text:s/></text:span><text:span text:style-name="T95_19">similar</text:span><text:span text:style-name="T95_20"><text:s/></text:span><text:span text:style-name="T95_21">work</text:span><text:span text:style-name="T95_22">?</text:span></text:p>
              </text:list-item>
            </text:list>
            <text:p text:style-name="P96"/>
            <text:p text:style-name="P97"><text:span text:style-name="T97_1">Interviewee</text:span><text:span text:style-name="T97_2"><text:s/></text:span><text:span text:style-name="T97_3">Response</text:span><text:span text:style-name="T97_4">:<text:s/></text:span><text:span text:style-name="T97_5">Yes</text:span><text:span text:style-name="T97_6">,<text:s/></text:span><text:span text:style-name="T97_7">I</text:span><text:span text:style-name="T97_8"><text:s/></text:span><text:span text:style-name="T97_9">have</text:span><text:span text:style-name="T97_10"><text:s/></text:span><text:span text:style-name="T97_11">been</text:span><text:span text:style-name="T97_12"><text:s/></text:span><text:span text:style-name="T97_13">doing</text:span><text:span text:style-name="T97_14"><text:s/></text:span><text:span text:style-name="T97_15">this</text:span><text:span text:style-name="T97_16"><text:s/></text:span><text:span text:style-name="T97_17">t</text:span><text:span text:style-name="T97_18">ype</text:span><text:span text:style-name="T97_19"><text:s/></text:span><text:span text:style-name="T97_20">of</text:span><text:span text:style-name="T97_21"><text:s/></text:span><text:span text:style-name="T97_22">work</text:span><text:span text:style-name="T97_23"><text:s/></text:span><text:span text:style-name="T97_24">so</text:span><text:span text:style-name="T97_25"><text:s/></text:span><text:span text:style-name="T97_26">long</text:span><text:span text:style-name="T97_27"><text:s/></text:span><text:span text:style-name="T97_28">that</text:span><text:span text:style-name="T97_29"><text:s/></text:span><text:span text:style-name="T97_30">I</text:span><text:span text:style-name="T97_31"><text:s/></text:span><text:span text:style-name="T97_32">don</text:span><text:span text:style-name="T97_33">’</text:span><text:span text:style-name="T97_34">t</text:span><text:span text:style-name="T97_35"><text:s/></text:span><text:span text:style-name="T97_36">see</text:span><text:span text:style-name="T97_37"><text:s/></text:span><text:span text:style-name="T97_38">any</text:span><text:span text:style-name="T97_39"><text:s/></text:span><text:span text:style-name="T97_40">real</text:span><text:span text:style-name="T97_41"><text:s/></text:span><text:span text:style-name="T97_42">chance</text:span><text:span text:style-name="T97_43">,<text:s/></text:span><text:span text:style-name="T97_44">or</text:span><text:span text:style-name="T97_45"><text:s/></text:span><text:span text:style-name="T97_46">reason</text:span><text:span text:style-name="T97_47"><text:s/></text:span><text:span text:style-name="T97_48">to</text:span><text:span text:style-name="T97_49"><text:s/></text:span><text:span text:style-name="T97_50">change</text:span><text:span text:style-name="T97_51"><text:s/></text:span><text:span text:style-name="T97_52">now</text:span><text:span text:style-name="T97_53">.</text:span></text:p>
            <text:p text:style-name="P98"/>
          </table:table-cell>
        </table:table-row>
        <table:table-row table:style-name="Row27">
          <table:table-cell table:style-name="Cell27">
            <text:list text:style-name="LS4" xml:id="list27" text:continue-list="list18">
              <text:list-item>
                <text:p text:style-name="P99"><text:span text:style-name="T99_1">Conclusion</text:span><text:span text:style-name="T99_2">:<text:s/></text:span><text:span text:style-name="T99_3">I</text:span><text:span text:style-name="T99_4"><text:s/></text:span><text:span text:style-name="T99_5">have</text:span><text:span text:style-name="T99_6"><text:s/></text:span><text:span text:style-name="T99_7">learned</text:span><text:span text:style-name="T99_8"><text:s/></text:span><text:span text:style-name="T99_9">from</text:span><text:span text:style-name="T99_10"><text:s/></text:span><text:span text:style-name="T99_11">this</text:span><text:span text:style-name="T99_12"><text:s/></text:span><text:span text:style-name="T99_13">interview</text:span><text:span text:style-name="T99_14"><text:s/></text:span><text:span text:style-name="T99_15">that</text:span><text:span text:style-name="T99_16"><text:s/></text:span><text:span text:style-name="T99_17">dedication</text:span><text:span text:style-name="T99_18"><text:s/></text:span><text:span text:style-name="T99_19">on</text:span><text:span text:style-name="T99_20"><text:s/></text:span><text:span text:style-name="T99_21">one</text:span><text:span text:style-name="T99_22"><text:s/></text:span><text:span text:style-name="T99_23">area</text:span><text:span text:style-name="T99_24"><text:s/></text:span><text:span text:style-name="T99_25">of</text:span><text:span text:style-name="T99_26"><text:s/></text:span><text:span text:style-name="T99_27">expertise</text:span><text:span text:style-name="T99_28"><text:s/></text:span><text:span text:style-name="T99_29">has</text:span><text:span text:style-name="T99_30"><text:s/></text:span><text:span text:style-name="T99_31">propelled</text:span><text:span text:style-name="T99_32"><text:s/></text:span><text:span text:style-name="T99_33">Mr</text:span><text:span text:style-name="T99_34">.<text:s/></text:span><text:span text:style-name="T99_35">Ward</text:span><text:span text:style-name="T99_36"><text:s/></text:span><text:span text:style-name="T99_37">to</text:span><text:span text:style-name="T99_38"><text:s/></text:span><text:span text:style-name="T99_39">a</text:span><text:span text:style-name="T99_40"><text:s/></text:span><text:span text:style-name="T99_41">position</text:span><text:span text:style-name="T99_42"><text:s/></text:span><text:span text:style-name="T99_43">of</text:span><text:span text:style-name="T99_44"><text:s/></text:span><text:span text:style-name="T99_45">a</text:span><text:span text:style-name="T99_46"><text:s/></text:span><text:span text:style-name="T99_47">lot</text:span><text:span text:style-name="T99_48"><text:s/></text:span><text:span text:style-name="T99_49">of</text:span><text:span text:style-name="T99_50"><text:s/></text:span><text:span text:style-name="T99_51">responsibilities</text:span><text:span text:style-name="T99_52">.<text:s/></text:span><text:span text:style-name="T99_53">Which</text:span><text:span text:style-name="T99_54"><text:s/></text:span><text:span text:style-name="T99_55">also</text:span><text:span text:style-name="T99_56">,<text:s/></text:span><text:span text:style-name="T99_57">one</text:span><text:span text:style-name="T99_58"><text:s/></text:span><text:span text:style-name="T99_59">would</text:span><text:span text:style-name="T99_60"><text:s/></text:span><text:span text:style-name="T99_61">assume</text:span><text:span text:style-name="T99_62">,<text:s/></text:span><text:span text:style-name="T99_63">also</text:span><text:span text:style-name="T99_64"><text:s/></text:span><text:span text:style-name="T99_65">lead</text:span><text:span text:style-name="T99_66"><text:s/></text:span><text:span text:style-name="T99_67">to</text:span><text:span text:style-name="T99_68"><text:s/></text:span><text:span text:style-name="T99_69">an</text:span><text:span text:style-name="T99_70"><text:s/></text:span><text:span text:style-name="T99_71">increase</text:span><text:span text:style-name="T99_72"><text:s/></text:span><text:span text:style-name="T99_73">in</text:span><text:span text:style-name="T99_74"><text:s/></text:span><text:span text:style-name="T99_75">pay</text:span><text:span text:style-name="T99_76"><text:s/></text:span><text:span text:style-name="T99_77">over</text:span><text:span text:style-name="T99_78"><text:s/></text:span><text:span text:style-name="T99_79">the</text:span><text:span text:style-name="T99_80"><text:s/></text:span><text:span text:style-name="T99_81">years</text:span><text:span text:style-name="T99_82">.<text:s/></text:span></text:p>
              </text:list-item>
            </text:list>
            <text:p text:style-name="P100"><text:span text:style-name="T100_1"><text:s text:c="13"/></text:span></text:p>
            <text:p text:style-name="P101"><text:span text:style-name="T101_1"><text:s text:c="14"/></text:span><text:span text:style-name="T101_2">I</text:span><text:span text:style-name="T101_3">’</text:span><text:span text:style-name="T101_4">ve</text:span><text:span text:style-name="T101_5"><text:s/></text:span><text:span text:style-name="T101_6">also</text:span><text:span text:style-name="T101_7"><text:s/></text:span><text:span text:style-name="T101_8">learned</text:span><text:span text:style-name="T101_9"><text:s/></text:span><text:span text:style-name="T101_10">from</text:span><text:span text:style-name="T101_11"><text:s/></text:span><text:span text:style-name="T101_12">this</text:span><text:span text:style-name="T101_13"><text:s/></text:span><text:span text:style-name="T101_14">interview</text:span><text:span text:style-name="T101_15">,<text:s/></text:span><text:span text:style-name="T101_16">along</text:span><text:span text:style-name="T101_17"><text:s/></text:span><text:span text:style-name="T101_18">with</text:span><text:span text:style-name="T101_19"><text:s/></text:span><text:span text:style-name="T101_20">the</text:span><text:span text:style-name="T101_21"><text:s/></text:span><text:span text:style-name="T101_22">last</text:span><text:span text:style-name="T101_23">,<text:s/></text:span><text:span text:style-name="T101_24">that</text:span><text:span text:style-name="T101_25"><text:s/></text:span><text:span text:style-name="T101_26">no</text:span><text:span text:style-name="T101_27"><text:s/></text:span><text:span text:style-name="T101_28">job</text:span><text:span text:style-name="T101_29"><text:s/></text:span><text:span text:style-name="T101_30">is</text:span><text:span text:style-name="T101_31"><text:s/></text:span><text:span text:style-name="T101_32">ever</text:span><text:span text:style-name="T101_33"><text:s/></text:span><text:span text:style-name="T101_34">going</text:span><text:span text:style-name="T101_35"><text:s/></text:span><text:span text:style-name="T101_36">to</text:span><text:span text:style-name="T101_37"><text:s/></text:span><text:span text:style-name="T101_38">be</text:span><text:span text:style-name="T101_39"><text:s/></text:span><text:span text:style-name="T101_40">perfect</text:span><text:span text:style-name="T101_41">.<text:s/></text:span><text:span text:style-name="T101_42">Both</text:span><text:span text:style-name="T101_43"><text:s/></text:span><text:span text:style-name="T101_44">have</text:span><text:span text:style-name="T101_45"><text:s/></text:span><text:span text:style-name="T101_46">indicated</text:span><text:span text:style-name="T101_47"><text:s/></text:span><text:span text:style-name="T101_48">that</text:span><text:span text:style-name="T101_49"><text:s/></text:span><text:span text:style-name="T101_50">there</text:span><text:span text:style-name="T101_51"><text:s/></text:span><text:span text:style-name="T101_52">are</text:span><text:span text:style-name="T101_53"><text:s/></text:span><text:span text:style-name="T101_54">parts</text:span><text:span text:style-name="T101_55"><text:s/></text:span><text:span text:style-name="T101_56">of</text:span><text:span text:style-name="T101_57"><text:s/></text:span><text:span text:style-name="T101_58">their</text:span><text:span text:style-name="T101_59"><text:s/></text:span><text:span text:style-name="T101_60">jobs</text:span><text:span text:style-name="T101_61"><text:s/></text:span><text:span text:style-name="T101_62">that</text:span><text:span text:style-name="T101_63"><text:s/></text:span><text:span text:style-name="T101_64">they</text:span><text:span text:style-name="T101_65"><text:s/></text:span><text:span text:style-name="T101_66">don</text:span><text:span text:style-name="T101_67">’</text:span><text:span text:style-name="T101_68">t</text:span><text:span text:style-name="T101_69"><text:s/></text:span><text:span text:style-name="T101_70">always</text:span><text:span text:style-name="T101_71"><text:s/></text:span><text:span text:style-name="T101_72">find</text:span><text:span text:style-name="T101_73"><text:s/></text:span><text:span text:style-name="T101_74">pleasant</text:span><text:span text:style-name="T101_75"><text:s/></text:span><text:span text:style-name="T101_76">but</text:span><text:span text:style-name="T101_77"><text:s/></text:span><text:span text:style-name="T101_78">have</text:span><text:span text:style-name="T101_79"><text:s/></text:span><text:span text:style-name="T101_80">had</text:span><text:span text:style-name="T101_81"><text:s/></text:span><text:span text:style-name="T101_82">to</text:span><text:span text:style-name="T101_83"><text:s/></text:span><text:span text:style-name="T101_84">learn</text:span><text:span text:style-name="T101_85"><text:s/></text:span><text:span text:style-name="T101_86">to</text:span><text:span text:style-name="T101_87"><text:s/></text:span><text:span text:style-name="T101_88">deal</text:span><text:span text:style-name="T101_89"><text:s/></text:span><text:span text:style-name="T101_90">with</text:span><text:span text:style-name="T101_91"><text:s/></text:span><text:span text:style-name="T101_92">over</text:span><text:span text:style-name="T101_93"><text:s/></text:span><text:span text:style-name="T101_94">their</text:span><text:span text:style-name="T101_95"><text:s/></text:span><text:span text:style-name="T101_96">course</text:span><text:span text:style-name="T101_97"><text:s/></text:span><text:span text:style-name="T101_98">of</text:span><text:span text:style-name="T101_99"><text:s/></text:span><text:span text:style-name="T101_100">time</text:span><text:span text:style-name="T101_101"><text:s/></text:span><text:span text:style-name="T101_102">working</text:span><text:span text:style-name="T101_103"><text:s/></text:span><text:span text:style-name="T101_104">in</text:span><text:span text:style-name="T101_105"><text:s/></text:span><text:span text:style-name="T101_106">the</text:span><text:span text:style-name="T101_107"><text:s/></text:span><text:span text:style-name="T101_108">fields</text:span><text:span text:style-name="T101_109">.<text:s/></text:span><text:span text:style-name="T101_110">It</text:span><text:span text:style-name="T101_111"><text:s/></text:span><text:span text:style-name="T101_112">also</text:span><text:span text:style-name="T101_113"><text:s/></text:span><text:span text:style-name="T101_114">doesn</text:span><text:span text:style-name="T101_115">’</text:span><text:span text:style-name="T101_116">t</text:span><text:span text:style-name="T101_117"><text:s/></text:span><text:span text:style-name="T101_118">seem</text:span><text:span text:style-name="T101_119"><text:s/></text:span><text:span text:style-name="T101_120">that</text:span><text:span text:style-name="T101_121"><text:s/></text:span><text:span text:style-name="T101_122">without</text:span><text:span text:style-name="T101_123"><text:s/></text:span><text:span text:style-name="T101_124">learning</text:span><text:span text:style-name="T101_125"><text:s/></text:span><text:span text:style-name="T101_126">this</text:span><text:span text:style-name="T101_127"><text:s/></text:span><text:span text:style-name="T101_128">skill</text:span><text:span text:style-name="T101_129">,<text:s/></text:span><text:span text:style-name="T101_130">that</text:span><text:span text:style-name="T101_131"><text:s/></text:span><text:span text:style-name="T101_132">they</text:span><text:span text:style-name="T101_133"><text:s/></text:span><text:span text:style-name="T101_134">would</text:span><text:span text:style-name="T101_135"><text:s/></text:span><text:span text:style-name="T101_136">have</text:span><text:span text:style-name="T101_137"><text:s/></text:span><text:span text:style-name="T101_138">advanced</text:span><text:span text:style-name="T101_139"><text:s/></text:span><text:span text:style-name="T101_140">very</text:span><text:span text:style-name="T101_141"><text:s/></text:span><text:span text:style-name="T101_142">far</text:span><text:span text:style-name="T101_143">.</text:span></text:p>
            <text:p text:style-name="P102"/>
            <text:p text:style-name="P103"><text:span text:style-name="T103_1"><text:s text:c="12"/></text:span><text:span text:style-name="T103_2">I</text:span><text:span text:style-name="T103_3">’</text:span><text:span text:style-name="T103_4">ve</text:span><text:span text:style-name="T103_5"><text:s/></text:span><text:span text:style-name="T103_6">also</text:span><text:span text:style-name="T103_7"><text:s/></text:span><text:span text:style-name="T103_8">learned</text:span><text:span text:style-name="T103_9"><text:s/></text:span><text:span text:style-name="T103_10">that</text:span><text:span text:style-name="T103_11"><text:s/></text:span><text:span text:style-name="T103_12">there</text:span><text:span text:style-name="T103_13"><text:s/></text:span><text:span text:style-name="T103_14">are</text:span><text:span text:style-name="T103_15"><text:s/></text:span><text:span text:style-name="T103_16">different</text:span><text:span text:style-name="T103_17"><text:s/></text:span><text:span text:style-name="T103_18">cultures</text:span><text:span text:style-name="T103_19"><text:s/></text:span><text:span text:style-name="T103_20">at</text:span><text:span text:style-name="T103_21"><text:s/></text:span><text:span text:style-name="T103_22">different</text:span><text:span text:style-name="T103_23"><text:s/></text:span><text:span text:style-name="T103_24">companies</text:span><text:span text:style-name="T103_25"><text:s/></text:span><text:span text:style-name="T103_26">as</text:span><text:span text:style-name="T103_27"><text:s/></text:span><text:span text:style-name="T103_28">the</text:span><text:span text:style-name="T103_29"><text:s/></text:span><text:span text:style-name="T103_30">two</text:span><text:span text:style-name="T103_31"><text:s/></text:span><text:span text:style-name="T103_32">I</text:span><text:span text:style-name="T103_33"><text:s/></text:span><text:span text:style-name="T103_34">have</text:span><text:span text:style-name="T103_35"><text:s/></text:span><text:span text:style-name="T103_36">done</text:span><text:span text:style-name="T103_37"><text:s/></text:span><text:span text:style-name="T103_38">were</text:span><text:span text:style-name="T103_39"><text:s/></text:span><text:span text:style-name="T103_40">in</text:span><text:span text:style-name="T103_41"><text:s/></text:span><text:span text:style-name="T103_42">stark</text:span><text:span text:style-name="T103_43"><text:s/></text:span><text:span text:style-name="T103_44">contrast</text:span><text:span text:style-name="T103_45"><text:s/></text:span><text:span text:style-name="T103_46">to</text:span><text:span text:style-name="T103_47"><text:s/></text:span><text:span text:style-name="T103_48">one</text:span><text:span text:style-name="T103_49"><text:s/></text:span><text:span text:style-name="T103_50">another</text:span><text:span text:style-name="T103_51">.<text:s/></text:span><text:span text:style-name="T103_52">I</text:span><text:span text:style-name="T103_53"><text:s/></text:span><text:span text:style-name="T103_54">also</text:span><text:span text:style-name="T103_55"><text:s/></text:span><text:span text:style-name="T103_56">learned</text:span><text:span text:style-name="T103_57"><text:s/></text:span><text:span text:style-name="T103_58">that</text:span><text:span text:style-name="T103_59"><text:s/></text:span><text:span text:style-name="T103_60">because</text:span><text:span text:style-name="T103_61"><text:s/></text:span><text:span text:style-name="T103_62">of</text:span><text:span text:style-name="T103_63"><text:s/></text:span><text:span text:style-name="T103_64">these</text:span><text:span text:style-name="T103_65"><text:s/></text:span><text:span text:style-name="T103_66">things</text:span><text:span text:style-name="T103_67"><text:s/></text:span><text:span text:style-name="T103_68">that</text:span><text:span text:style-name="T103_69"><text:s/></text:span><text:span text:style-name="T103_70">might</text:span><text:span text:style-name="T103_71"><text:s/></text:span><text:span text:style-name="T103_72">be</text:span><text:span text:style-name="T103_73"><text:s/></text:span><text:span text:style-name="T103_74">perceived</text:span><text:span text:style-name="T103_75"><text:s/></text:span><text:span text:style-name="T103_76">as</text:span><text:span text:style-name="T103_77"><text:s/></text:span><text:span text:style-name="T103_78">negatives</text:span><text:span text:style-name="T103_79">,<text:s/></text:span><text:span text:style-name="T103_80">I</text:span><text:span text:style-name="T103_81"><text:s/></text:span><text:span text:style-name="T103_82">might</text:span><text:span text:style-name="T103_83"><text:s/></text:span><text:span text:style-name="T103_84">want</text:span><text:span text:style-name="T103_85"><text:s/></text:span><text:span text:style-name="T103_86">to</text:span><text:span text:style-name="T103_87"><text:s/></text:span><text:span text:style-name="T103_88">ask</text:span><text:span text:style-name="T103_89"><text:s/></text:span><text:span text:style-name="T103_90">about</text:span><text:span text:style-name="T103_91"><text:s/></text:span><text:span text:style-name="T103_92">future</text:span><text:span text:style-name="T103_93"><text:s/></text:span><text:span text:style-name="T103_94">chances</text:span><text:span text:style-name="T103_95"><text:s/></text:span><text:span text:style-name="T103_96">and</text:span><text:span text:style-name="T103_97"><text:s/></text:span><text:span text:style-name="T103_98">what</text:span><text:span text:style-name="T103_99"><text:s/></text:span><text:span text:style-name="T103_100">negatives</text:span><text:span text:style-name="T103_101"><text:s/></text:span><text:span text:style-name="T103_102">they</text:span><text:span text:style-name="T103_103"><text:s/></text:span><text:span text:style-name="T103_104">might</text:span><text:span text:style-name="T103_105"><text:s/></text:span><text:span text:style-name="T103_106">hold</text:span><text:span text:style-name="T103_107">.<text:s/></text:span><text:span text:style-name="T103_108">I</text:span><text:span text:style-name="T103_109"><text:s/></text:span><text:span text:style-name="T103_110">don</text:span><text:span text:style-name="T103_111">’</text:span><text:span text:style-name="T103_112">t</text:span><text:span text:style-name="T103_113"><text:s/></text:span><text:span text:style-name="T103_114">believe</text:span><text:span text:style-name="T103_115"><text:s/></text:span><text:span text:style-name="T103_116">I</text:span><text:span text:style-name="T103_117"><text:s/></text:span><text:span text:style-name="T103_118">would</text:span><text:span text:style-name="T103_119"><text:s/></text:span><text:span text:style-name="T103_120">necessarily</text:span><text:span text:style-name="T103_121"><text:s/></text:span><text:span text:style-name="T103_122">want</text:span><text:span text:style-name="T103_123">,<text:s/></text:span><text:span text:style-name="T103_124">or</text:span><text:span text:style-name="T103_125"><text:s/></text:span><text:span text:style-name="T103_126">be</text:span><text:span text:style-name="T103_127"><text:s/></text:span><text:span text:style-name="T103_128">able</text:span><text:span text:style-name="T103_129"><text:s/></text:span><text:span text:style-name="T103_130">to</text:span><text:span text:style-name="T103_131"><text:s/></text:span><text:span text:style-name="T103_132">be</text:span><text:span text:style-name="T103_133"><text:s/></text:span><text:span text:style-name="T103_134">separated</text:span><text:span text:style-name="T103_135"><text:s/></text:span><text:span text:style-name="T103_136">from</text:span><text:span text:style-name="T103_137"><text:s/></text:span><text:span text:style-name="T103_138">my</text:span><text:span text:style-name="T103_139"><text:s/></text:span><text:span text:style-name="T103_140">childed</text:span><text:span text:style-name="T103_141"><text:s/></text:span><text:span text:style-name="T103_142">for</text:span><text:span text:style-name="T103_143"><text:s/></text:span><text:span text:style-name="T103_144">extended</text:span><text:span text:style-name="T103_145"><text:s/></text:span><text:span text:style-name="T103_146">periods</text:span><text:span text:style-name="T103_147"><text:s/></text:span><text:span text:style-name="T103_148">of</text:span><text:span text:style-name="T103_149"><text:s/></text:span><text:span text:style-name="T103_150">time</text:span><text:span text:style-name="T103_151">.</text:span></text:p>
            <text:p text:style-name="P104"/>
            <text:p text:style-name="P105"><text:span text:style-name="T105_1">It</text:span><text:span text:style-name="T105_2"><text:s/></text:span><text:span text:style-name="T105_3">would</text:span><text:span text:style-name="T105_4"><text:s/></text:span><text:span text:style-name="T105_5">also</text:span><text:span text:style-name="T105_6"><text:s/></text:span><text:span text:style-name="T105_7">seem</text:span><text:span text:style-name="T105_8"><text:s/></text:span><text:span text:style-name="T105_9">that</text:span><text:span text:style-name="T105_10"><text:s/></text:span><text:span text:style-name="T105_11">there</text:span><text:span text:style-name="T105_12"><text:s/></text:span><text:span text:style-name="T105_13">is</text:span><text:span text:style-name="T105_14"><text:s/></text:span><text:span text:style-name="T105_15">are</text:span><text:span text:style-name="T105_16"><text:s/></text:span><text:span text:style-name="T105_17">great</text:span><text:span text:style-name="T105_18"><text:s/></text:span><text:span text:style-name="T105_19">expectations</text:span><text:span text:style-name="T105_20"><text:s/></text:span><text:span text:style-name="T105_21">for</text:span><text:span text:style-name="T105_22"><text:s/></text:span><text:span text:style-name="T105_23">performance</text:span><text:span text:style-name="T105_24"><text:s/></text:span><text:span text:style-name="T105_25">the</text:span><text:span text:style-name="T105_26"><text:s/></text:span><text:span text:style-name="T105_27">further</text:span><text:span text:style-name="T105_28"><text:s/></text:span><text:span text:style-name="T105_29">one</text:span><text:span text:style-name="T105_30"><text:s/></text:span><text:span text:style-name="T105_31">climbs</text:span><text:span text:style-name="T105_32"><text:s/></text:span><text:span text:style-name="T105_33">the</text:span><text:span text:style-name="T105_34"><text:s/></text:span><text:span text:style-name="T105_35">corporate</text:span><text:span text:style-name="T105_36"><text:s/></text:span><text:span text:style-name="T105_37">later</text:span><text:span text:style-name="T105_38"><text:s/></text:span><text:span text:style-name="T105_39">with</text:span><text:span text:style-name="T105_40"><text:s/></text:span><text:span text:style-name="T105_41">a</text:span><text:span text:style-name="T105_42"><text:s/></text:span><text:span text:style-name="T105_43">greater</text:span><text:span text:style-name="T105_44"><text:s/></text:span><text:span text:style-name="T105_45">penalty</text:span><text:span text:style-name="T105_46"><text:s/></text:span><text:span text:style-name="T105_47">for</text:span><text:span text:style-name="T105_48"><text:s/></text:span><text:span text:style-name="T105_49">failure</text:span><text:span text:style-name="T105_50"><text:s/></text:span><text:span text:style-name="T105_51">than</text:span><text:span text:style-name="T105_52"><text:s/></text:span><text:span text:style-name="T105_53">that</text:span><text:span text:style-name="T105_54"><text:s/></text:span><text:span text:style-name="T105_55">of</text:span><text:span text:style-name="T105_56"><text:s/></text:span><text:span text:style-name="T105_57">someone</text:span><text:span text:style-name="T105_58"><text:s/></text:span><text:span text:style-name="T105_59">who</text:span><text:span text:style-name="T105_60"><text:s/></text:span><text:span text:style-name="T105_61">might</text:span><text:span text:style-name="T105_62"><text:s/></text:span><text:span text:style-name="T105_63">be</text:span><text:span text:style-name="T105_64"><text:s/></text:span><text:span text:style-name="T105_65">in</text:span><text:span text:style-name="T105_66"><text:s/></text:span><text:span text:style-name="T105_67">a</text:span><text:span text:style-name="T105_68"><text:s/></text:span><text:span text:style-name="T105_69">more</text:span><text:span text:style-name="T105_70"><text:s/></text:span><text:span text:style-name="T105_71">minor</text:span><text:span text:style-name="T105_72"><text:s/></text:span><text:span text:style-name="T105_73">role</text:span><text:span text:style-name="T105_74">.<text:s/></text:span><text:span text:style-name="T105_75">I</text:span><text:span text:style-name="T105_76"><text:s/></text:span><text:span text:style-name="T105_77">would</text:span><text:span text:style-name="T105_78"><text:s/></text:span><text:span text:style-name="T105_79">also</text:span><text:span text:style-name="T105_80"><text:s/></text:span><text:span text:style-name="T105_81">imagine</text:span><text:span text:style-name="T105_82"><text:s/></text:span><text:span text:style-name="T105_83">though</text:span><text:span text:style-name="T105_84"><text:s/></text:span><text:span text:style-name="T105_85">that</text:span><text:span text:style-name="T105_86"><text:s/></text:span><text:span text:style-name="T105_87">this</text:span><text:span text:style-name="T105_88"><text:s/></text:span><text:span text:style-name="T105_89">is</text:span><text:span text:style-name="T105_90"><text:s/></text:span><text:span text:style-name="T105_91">often</text:span><text:span text:style-name="T105_92"><text:s/></text:span><text:span text:style-name="T105_93">why</text:span><text:span text:style-name="T105_94"><text:s/></text:span><text:span text:style-name="T105_95">middle</text:span><text:span text:style-name="T105_96"><text:s/></text:span><text:span text:style-name="T105_97">managers</text:span><text:span text:style-name="T105_98"><text:s/></text:span><text:span text:style-name="T105_99">put</text:span><text:span text:style-name="T105_100"><text:s/></text:span><text:span text:style-name="T105_101">more</text:span><text:span text:style-name="T105_102"><text:s/></text:span><text:span text:style-name="T105_103">pressure</text:span><text:span text:style-name="T105_104"><text:s/></text:span><text:span text:style-name="T105_105">on</text:span><text:span text:style-name="T105_106"><text:s/></text:span><text:span text:style-name="T105_107">sub</text:span><text:span text:style-name="T105_108">-</text:span><text:span text:style-name="T105_109">ordinates</text:span><text:span text:style-name="T105_110">,<text:s/></text:span><text:span text:style-name="T105_111">as</text:span><text:span text:style-name="T105_112"><text:s/></text:span><text:span text:style-name="T105_113">it</text:span><text:span text:style-name="T105_114"><text:s/></text:span><text:span text:style-name="T105_115">is</text:span><text:span text:style-name="T105_116"><text:s/></text:span><text:span text:style-name="T105_117">their</text:span><text:span text:style-name="T105_118"><text:s/></text:span><text:span text:style-name="T105_119">job</text:span><text:span text:style-name="T105_120"><text:s/></text:span><text:span text:style-name="T105_121">that</text:span><text:span text:style-name="T105_122"><text:s/></text:span><text:span text:style-name="T105_123">is</text:span><text:span text:style-name="T105_124"><text:s/></text:span><text:span text:style-name="T105_125">in</text:span><text:span text:style-name="T105_126"><text:s/></text:span><text:span text:style-name="T105_127">on</text:span><text:span text:style-name="T105_128"><text:s/></text:span><text:span text:style-name="T105_129">the</text:span><text:span text:style-name="T105_130"><text:s/></text:span><text:span text:style-name="T105_131">line</text:span><text:span text:style-name="T105_132"><text:s/></text:span><text:span text:style-name="T105_133">when</text:span><text:span text:style-name="T105_134"><text:s/></text:span><text:span text:style-name="T105_135">failures</text:span><text:span text:style-name="T105_136"><text:s/></text:span><text:span text:style-name="T105_137">occurs</text:span><text:span text:style-name="T105_138">.</text:span></text:p>
            <text:p text:style-name="P106"/>
            <text:p text:style-name="P107"/>
          </table:table-cell>
        </table:table-row>
        <table:table-row table:style-name="Row28">
          <table:table-cell table:style-name="Cell28">
            <text:p text:style-name="P108"/>
          </table:table-cell>
        </table:table-row>
      </table:table>
      <text:p text:style-name="P109"/>
      <text:p text:style-name="P110"/>
      <text:p text:style-name="P111"/>
      <text:p text:style-name="P11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</text:list-level-style-number>
      <text:list-level-style-number style:num-format="1" text:style-name="List1Level2" style:num-suffix="." text:level="3">
        <style:list-level-properties text:space-before="3.492cm" text:min-label-width="0.318cm" fo:text-align="start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</text:list-level-style-number>
      <text:list-level-style-number style:num-format="1" text:style-name="List1Level4" style:num-suffix="." text:level="5">
        <style:list-level-properties text:space-before="5.715cm" text:min-label-width="0.635cm" fo:text-align="start"/>
      </text:list-level-style-number>
      <text:list-level-style-number style:num-format="1" text:style-name="List1Level5" style:num-suffix="." text:level="6">
        <style:list-level-properties text:space-before="7.302cm" text:min-label-width="0.318cm" fo:text-align="start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</text:list-level-style-number>
      <text:list-level-style-number style:num-format="1" text:style-name="List1Level7" style:num-suffix="." text:level="8">
        <style:list-level-properties text:space-before="9.525cm" text:min-label-width="0.635cm" fo:text-align="start"/>
      </text:list-level-style-number>
      <text:list-level-style-number style:num-format="1" text:style-name="List1Level8" style:num-suffix="." text:level="9">
        <style:list-level-properties text:space-before="11.112cm" text:min-label-width="0.318cm" fo:text-align="start"/>
      </text:list-level-style-number>
    </text:list-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</text:list-level-style-number>
      <text:list-level-style-number style:num-format="1" text:style-name="List2Level2" style:num-suffix="." text:level="3">
        <style:list-level-properties text:space-before="3.492cm" text:min-label-width="0.318cm" fo:text-align="start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</text:list-level-style-number>
      <text:list-level-style-number style:num-format="1" text:style-name="List2Level4" style:num-suffix="." text:level="5">
        <style:list-level-properties text:space-before="5.715cm" text:min-label-width="0.635cm" fo:text-align="start"/>
      </text:list-level-style-number>
      <text:list-level-style-number style:num-format="1" text:style-name="List2Level5" style:num-suffix="." text:level="6">
        <style:list-level-properties text:space-before="7.302cm" text:min-label-width="0.318cm" fo:text-align="start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</text:list-level-style-number>
      <text:list-level-style-number style:num-format="1" text:style-name="List2Level7" style:num-suffix="." text:level="8">
        <style:list-level-properties text:space-before="9.525cm" text:min-label-width="0.635cm" fo:text-align="start"/>
      </text:list-level-style-number>
      <text:list-level-style-number style:num-format="1" text:style-name="List2Level8" style:num-suffix="." text:level="9">
        <style:list-level-properties text:space-before="11.112cm" text:min-label-width="0.318cm" fo:text-align="start"/>
      </text:list-level-style-number>
    </text:list-style>
    <text:list-style style:name="LS3">
      <text:list-level-style-number style:num-format="a" text:style-name="List3Level0" style:num-suffix="." text:level="1">
        <style:list-level-properties text:space-before="0.635cm" text:min-label-width="2.54cm" fo:text-align="start"/>
      </text:list-level-style-number>
      <text:list-level-style-number style:num-format="a" text:style-name="List3Level1" style:num-suffix="." text:level="2">
        <style:list-level-properties text:space-before="1.905cm" text:min-label-width="2.54cm" fo:text-align="start"/>
      </text:list-level-style-number>
      <text:list-level-style-number style:num-format="i" text:style-name="List3Level2" style:num-suffix="." text:level="3">
        <style:list-level-properties text:min-label-width="5.715cm" text:min-label-distance="2.222cm" fo:text-align="end"/>
      </text:list-level-style-number>
      <text:list-level-style-number style:num-format="1" text:style-name="List3Level3" style:num-suffix="." text:level="4">
        <style:list-level-properties text:space-before="4.445cm" text:min-label-width="2.54cm" fo:text-align="start"/>
      </text:list-level-style-number>
      <text:list-level-style-number style:num-format="a" text:style-name="List3Level4" style:num-suffix="." text:level="5">
        <style:list-level-properties text:space-before="5.715cm" text:min-label-width="2.54cm" fo:text-align="start"/>
      </text:list-level-style-number>
      <text:list-level-style-number style:num-format="i" text:style-name="List3Level5" style:num-suffix="." text:level="6">
        <style:list-level-properties text:min-label-width="9.525cm" text:min-label-distance="2.222cm" fo:text-align="end"/>
      </text:list-level-style-number>
      <text:list-level-style-number style:num-format="1" text:style-name="List3Level6" style:num-suffix="." text:level="7">
        <style:list-level-properties text:space-before="8.255cm" text:min-label-width="2.54cm" fo:text-align="start"/>
      </text:list-level-style-number>
      <text:list-level-style-number style:num-format="a" text:style-name="List3Level7" style:num-suffix="." text:level="8">
        <style:list-level-properties text:space-before="9.525cm" text:min-label-width="2.54cm" fo:text-align="start"/>
      </text:list-level-style-number>
      <text:list-level-style-number style:num-format="i" text:style-name="List3Level8" style:num-suffix="." text:level="9">
        <style:list-level-properties text:min-label-width="13.335cm" text:min-label-distance="2.222cm" fo:text-align="end"/>
      </text:list-level-style-number>
    </text:list-style>
    <style:style style:name="List4Level0" style:family="text">
      <style:text-properties fo:font-weight="bold" style:font-weight-asian="bold" style:font-weight-complex="bold"/>
    </style:style>
    <text:list-style style:name="LS4">
      <text:list-level-style-number style:num-format="1" text:start-value="11" text:style-name="List4Level0" style:num-suffix="." text:level="1">
        <style:list-level-properties text:space-before="0.635cm" text:min-label-width="0.635cm" fo:text-align="start"/>
        <style:text-properties fo:font-weight="bold" style:font-weight-asian="bold" style:font-weight-complex="bold"/>
      </text:list-level-style-number>
      <text:list-level-style-number style:num-format="1" text:style-name="List4Level1" style:num-suffix="." text:level="2">
        <style:list-level-properties text:space-before="1.905cm" text:min-label-width="0.635cm" fo:text-align="start"/>
      </text:list-level-style-number>
      <text:list-level-style-number style:num-format="1" text:style-name="List4Level2" style:num-suffix="." text:level="3">
        <style:list-level-properties text:space-before="3.492cm" text:min-label-width="0.318cm" fo:text-align="start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</text:list-level-style-number>
      <text:list-level-style-number style:num-format="1" text:style-name="List4Level4" style:num-suffix="." text:level="5">
        <style:list-level-properties text:space-before="5.715cm" text:min-label-width="0.635cm" fo:text-align="start"/>
      </text:list-level-style-number>
      <text:list-level-style-number style:num-format="1" text:style-name="List4Level5" style:num-suffix="." text:level="6">
        <style:list-level-properties text:space-before="7.302cm" text:min-label-width="0.318cm" fo:text-align="start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</text:list-level-style-number>
      <text:list-level-style-number style:num-format="1" text:style-name="List4Level7" style:num-suffix="." text:level="8">
        <style:list-level-properties text:space-before="9.525cm" text:min-label-width="0.635cm" fo:text-align="start"/>
      </text:list-level-style-number>
      <text:list-level-style-number style:num-format="1" text:style-name="List4Level8" style:num-suffix="." text:level="9">
        <style:list-level-properties text:space-before="11.112cm" text:min-label-width="0.318cm" fo:text-align="start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1.27cm" fo:padding-right="0cm" fo:margin-right="1.27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